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9.26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12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6"/>
          <table:table-cell office:value-type="string" calcext:value-type="string">
            <text:p>millimeters x1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und(x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ound(l)</text:p>
          </table:table-cell>
          <table:table-cell office:value-type="string" calcext:value-type="string">
            <text:p>Beta, radians</text:p>
          </table:table-cell>
          <table:table-cell office:value-type="string" calcext:value-type="string">
            <text:p>Beta, radiansx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" office:value-type="float" office:value="300" calcext:value-type="float">
            <text:p>300</text:p>
          </table:table-cell>
          <table:table-cell table:formula="of:=ROUND([.K14])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formula="of:=-([.$P17]/2-0.25)*[.$P$18]" office:value-type="float" office:value="-2204.86111111111" calcext:value-type="float">
            <text:p>-2204,8611111111</text:p>
          </table:table-cell>
          <table:table-cell office:value-type="float" office:value="1" calcext:value-type="float">
            <text:p>1</text:p>
          </table:table-cell>
          <table:table-cell table:formula="of:=[.$P14]" office:value-type="float" office:value="-2204.86111111111" calcext:value-type="float">
            <text:p>-2204,8611111111</text:p>
          </table:table-cell>
          <table:table-cell table:formula="of:=ROUND([.R14])" office:value-type="float" office:value="-2205" calcext:value-type="float">
            <text:p>-2205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4]" office:value-type="float" office:value="100" calcext:value-type="float">
            <text:p>100</text:p>
          </table:table-cell>
          <table:table-cell table:formula="of:=ROUND([.Y14])" office:value-type="float" office:value="100" calcext:value-type="float">
            <text:p>100</text:p>
          </table:table-cell>
          <table:table-cell table:formula="of:=[.Y14]" office:value-type="float" office:value="100" calcext:value-type="float">
            <text:p>100</text:p>
          </table:table-cell>
          <table:table-cell table:formula="of:=ROUND([.AA14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C14]*10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table:formula="of:=[.D14]/60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J14]+1" office:value-type="float" office:value="2" calcext:value-type="float">
            <text:p>2</text:p>
          </table:table-cell>
          <table:table-cell table:formula="of:=[.K14]+([.$H$15]-[.$H$14])/([.$H$17]-1)" office:value-type="float" office:value="334.920634920635" calcext:value-type="float">
            <text:p>334,9206349206</text:p>
          </table:table-cell>
          <table:table-cell table:formula="of:=ROUND([.K15])"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 table:formula="of:=[.Q14]+1" office:value-type="float" office:value="2" calcext:value-type="float">
            <text:p>2</text:p>
          </table:table-cell>
          <table:table-cell table:formula="of:=[.R14]+[.$P$18]" office:value-type="float" office:value="-2135.41666666667" calcext:value-type="float">
            <text:p>-2135,4166666667</text:p>
          </table:table-cell>
          <table:table-cell table:formula="of:=ROUND([.R15])" office:value-type="float" office:value="-2135" calcext:value-type="float">
            <text:p>-21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300" calcext:value-type="float">
            <text:p>2300</text:p>
          </table:table-cell>
          <table:table-cell table:formula="of:=[.X14]+1" office:value-type="float" office:value="1" calcext:value-type="float">
            <text:p>1</text:p>
          </table:table-cell>
          <table:table-cell table:formula="of:=[.Y14]+[.$W$18]" office:value-type="float" office:value="170.967741935484" calcext:value-type="float">
            <text:p>170,9677419355</text:p>
          </table:table-cell>
          <table:table-cell table:formula="of:=ROUND([.Y15])" office:value-type="float" office:value="171" calcext:value-type="float">
            <text:p>171</text:p>
          </table:table-cell>
          <table:table-cell table:formula="of:=[.Y15]" office:value-type="float" office:value="170.967741935484" calcext:value-type="float">
            <text:p>170,9677419355</text:p>
          </table:table-cell>
          <table:table-cell table:formula="of:=ROUND([.AA15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ROUND([.AC15]*10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</text:p>
          </table:table-cell>
          <table:table-cell table:formula="of:=1/[.D15]" office:value-type="float" office:value="0.00833333333333333" calcext:value-type="float">
            <text:p>0,0083333333</text:p>
          </table:table-cell>
          <table:table-cell table:number-columns-repeated="5"/>
          <table:table-cell table:formula="of:=[.J15]+1" office:value-type="float" office:value="3" calcext:value-type="float">
            <text:p>3</text:p>
          </table:table-cell>
          <table:table-cell table:formula="of:=[.K15]+([.$H$15]-[.$H$14])/([.$H$17]-1)" office:value-type="float" office:value="369.84126984127" calcext:value-type="float">
            <text:p>369,8412698413</text:p>
          </table:table-cell>
          <table:table-cell table:formula="of:=ROUND([.K16])" office:value-type="float" office:value="370" calcext:value-type="float">
            <text:p>370</text:p>
          </table:table-cell>
          <table:table-cell table:number-columns-repeated="4"/>
          <table:table-cell table:formula="of:=[.Q15]+1" office:value-type="float" office:value="3" calcext:value-type="float">
            <text:p>3</text:p>
          </table:table-cell>
          <table:table-cell table:formula="of:=[.R15]+[.$P$18]" office:value-type="float" office:value="-2065.97222222222" calcext:value-type="float">
            <text:p>-2065,9722222222</text:p>
          </table:table-cell>
          <table:table-cell table:formula="of:=ROUND([.R16])" office:value-type="float" office:value="-2066" calcext:value-type="float">
            <text:p>-2066</text:p>
          </table:table-cell>
          <table:table-cell table:number-columns-repeated="4"/>
          <table:table-cell table:formula="of:=[.X15]+1" office:value-type="float" office:value="2" calcext:value-type="float">
            <text:p>2</text:p>
          </table:table-cell>
          <table:table-cell table:formula="of:=[.Y15]+[.$W$18]" office:value-type="float" office:value="241.935483870968" calcext:value-type="float">
            <text:p>241,935483871</text:p>
          </table:table-cell>
          <table:table-cell table:formula="of:=ROUND([.Y16])" office:value-type="float" office:value="242" calcext:value-type="float">
            <text:p>242</text:p>
          </table:table-cell>
          <table:table-cell table:formula="of:=[.Y16]" office:value-type="float" office:value="241.935483870968" calcext:value-type="float">
            <text:p>241,935483871</text:p>
          </table:table-cell>
          <table:table-cell table:formula="of:=ROUND([.AA16])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ROUND([.AC16]*10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 time</text:p>
          </table:table-cell>
          <table:table-cell office:value-type="float" office:value="0.000009" calcext:value-type="float">
            <text:p>0,000009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J16]+1" office:value-type="float" office:value="4" calcext:value-type="float">
            <text:p>4</text:p>
          </table:table-cell>
          <table:table-cell table:formula="of:=[.K16]+([.$H$15]-[.$H$14])/([.$H$17]-1)" office:value-type="float" office:value="404.761904761905" calcext:value-type="float">
            <text:p>404,7619047619</text:p>
          </table:table-cell>
          <table:table-cell table:formula="of:=ROUND([.K17])"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 table:formula="of:=[.Q16]+1" office:value-type="float" office:value="4" calcext:value-type="float">
            <text:p>4</text:p>
          </table:table-cell>
          <table:table-cell table:formula="of:=[.R16]+[.$P$18]" office:value-type="float" office:value="-1996.52777777778" calcext:value-type="float">
            <text:p>-1996,5277777778</text:p>
          </table:table-cell>
          <table:table-cell table:formula="of:=ROUND([.R17])" office:value-type="float" office:value="-1997" calcext:value-type="float">
            <text:p>-1997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32" calcext:value-type="float">
            <text:p>32</text:p>
          </table:table-cell>
          <table:table-cell table:formula="of:=[.X16]+1" office:value-type="float" office:value="3" calcext:value-type="float">
            <text:p>3</text:p>
          </table:table-cell>
          <table:table-cell table:formula="of:=[.Y16]+[.$W$18]" office:value-type="float" office:value="312.903225806452" calcext:value-type="float">
            <text:p>312,9032258065</text:p>
          </table:table-cell>
          <table:table-cell table:formula="of:=ROUND([.Y17])" office:value-type="float" office:value="313" calcext:value-type="float">
            <text:p>313</text:p>
          </table:table-cell>
          <table:table-cell table:formula="of:=[.Y17]" office:value-type="float" office:value="312.903225806452" calcext:value-type="float">
            <text:p>312,9032258065</text:p>
          </table:table-cell>
          <table:table-cell table:formula="of:=ROUND([.AA17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ROUND([.AC17]*10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per rev</text:p>
          </table:table-cell>
          <table:table-cell table:formula="of:=[.D16]/[.D17]" office:value-type="float" office:value="925.925925925926" calcext:value-type="float">
            <text:p>925,9259259259</text:p>
          </table:table-cell>
          <table:table-cell table:number-columns-repeated="5"/>
          <table:table-cell table:formula="of:=[.J17]+1" office:value-type="float" office:value="5" calcext:value-type="float">
            <text:p>5</text:p>
          </table:table-cell>
          <table:table-cell table:formula="of:=[.K17]+([.$H$15]-[.$H$14])/([.$H$17]-1)" office:value-type="float" office:value="439.68253968254" calcext:value-type="float">
            <text:p>439,6825396825</text:p>
          </table:table-cell>
          <table:table-cell table:formula="of:=ROUND([.K18])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10000/144" office:value-type="float" office:value="69.4444444444444" calcext:value-type="float">
            <text:p>69,4444444444</text:p>
          </table:table-cell>
          <table:table-cell table:formula="of:=[.Q17]+1" office:value-type="float" office:value="5" calcext:value-type="float">
            <text:p>5</text:p>
          </table:table-cell>
          <table:table-cell table:formula="of:=[.R17]+[.$P$18]" office:value-type="float" office:value="-1927.08333333333" calcext:value-type="float">
            <text:p>-1927,0833333333</text:p>
          </table:table-cell>
          <table:table-cell table:formula="of:=ROUND([.R18])" office:value-type="float" office:value="-1927" calcext:value-type="float">
            <text:p>-1927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([.W15]-[.W14])/([.W17]-1)" office:value-type="float" office:value="70.9677419354839" calcext:value-type="float">
            <text:p>70,9677419355</text:p>
          </table:table-cell>
          <table:table-cell table:formula="of:=[.X17]+1" office:value-type="float" office:value="4" calcext:value-type="float">
            <text:p>4</text:p>
          </table:table-cell>
          <table:table-cell table:formula="of:=[.Y17]+[.$W$18]" office:value-type="float" office:value="383.870967741935" calcext:value-type="float">
            <text:p>383,8709677419</text:p>
          </table:table-cell>
          <table:table-cell table:formula="of:=ROUND([.Y18])" office:value-type="float" office:value="384" calcext:value-type="float">
            <text:p>384</text:p>
          </table:table-cell>
          <table:table-cell table:formula="of:=[.Y18]" office:value-type="float" office:value="383.870967741935" calcext:value-type="float">
            <text:p>383,8709677419</text:p>
          </table:table-cell>
          <table:table-cell table:formula="of:=ROUND([.AA18])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ROUND([.AC18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18]+1" office:value-type="float" office:value="6" calcext:value-type="float">
            <text:p>6</text:p>
          </table:table-cell>
          <table:table-cell table:formula="of:=[.K18]+([.$H$15]-[.$H$14])/([.$H$17]-1)" office:value-type="float" office:value="474.603174603175" calcext:value-type="float">
            <text:p>474,6031746032</text:p>
          </table:table-cell>
          <table:table-cell table:formula="of:=ROUND([.K19])"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led distance/4</text:p>
          </table:table-cell>
          <table:table-cell table:formula="of:=[.P18]/4" office:value-type="float" office:value="17.3611111111111" calcext:value-type="float">
            <text:p>17,3611111111</text:p>
          </table:table-cell>
          <table:table-cell table:formula="of:=[.Q18]+1" office:value-type="float" office:value="6" calcext:value-type="float">
            <text:p>6</text:p>
          </table:table-cell>
          <table:table-cell table:formula="of:=[.R18]+[.$P$18]" office:value-type="float" office:value="-1857.63888888889" calcext:value-type="float">
            <text:p>-1857,6388888889</text:p>
          </table:table-cell>
          <table:table-cell table:formula="of:=ROUND([.R19])" office:value-type="float" office:value="-1858" calcext:value-type="float">
            <text:p>-1858</text:p>
          </table:table-cell>
          <table:table-cell table:number-columns-repeated="2"/>
          <table:table-cell office:value-type="string" calcext:value-type="string">
            <text:p>led distance/2</text:p>
          </table:table-cell>
          <table:table-cell table:formula="of:=[.W18]/2" office:value-type="float" office:value="35.4838709677419" calcext:value-type="float">
            <text:p>35,4838709677</text:p>
          </table:table-cell>
          <table:table-cell table:formula="of:=[.X18]+1" office:value-type="float" office:value="5" calcext:value-type="float">
            <text:p>5</text:p>
          </table:table-cell>
          <table:table-cell table:formula="of:=[.Y18]+[.$W$18]" office:value-type="float" office:value="454.838709677419" calcext:value-type="float">
            <text:p>454,8387096774</text:p>
          </table:table-cell>
          <table:table-cell table:formula="of:=ROUND([.Y19])" office:value-type="float" office:value="455" calcext:value-type="float">
            <text:p>455</text:p>
          </table:table-cell>
          <table:table-cell table:formula="of:=[.Y19]" office:value-type="float" office:value="454.838709677419" calcext:value-type="float">
            <text:p>454,8387096774</text:p>
          </table:table-cell>
          <table:table-cell table:formula="of:=ROUND([.AA19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ROUND([.AC19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19]+1" office:value-type="float" office:value="7" calcext:value-type="float">
            <text:p>7</text:p>
          </table:table-cell>
          <table:table-cell table:formula="of:=[.K19]+([.$H$15]-[.$H$14])/([.$H$17]-1)" office:value-type="float" office:value="509.52380952381" calcext:value-type="float">
            <text:p>509,5238095238</text:p>
          </table:table-cell>
          <table:table-cell table:formula="of:=ROUND([.K20])" office:value-type="float" office:value="510" calcext:value-type="float">
            <text:p>510</text:p>
          </table:table-cell>
          <table:table-cell table:number-columns-repeated="4"/>
          <table:table-cell table:formula="of:=[.Q19]+1" office:value-type="float" office:value="7" calcext:value-type="float">
            <text:p>7</text:p>
          </table:table-cell>
          <table:table-cell table:formula="of:=[.R19]+[.$P$18]" office:value-type="float" office:value="-1788.19444444444" calcext:value-type="float">
            <text:p>-1788,1944444445</text:p>
          </table:table-cell>
          <table:table-cell table:formula="of:=ROUND([.R20])" office:value-type="float" office:value="-1788" calcext:value-type="float">
            <text:p>-1788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formula="of:=[.X19]+1" office:value-type="float" office:value="6" calcext:value-type="float">
            <text:p>6</text:p>
          </table:table-cell>
          <table:table-cell table:formula="of:=[.Y19]+[.$W$18]" office:value-type="float" office:value="525.806451612903" calcext:value-type="float">
            <text:p>525,8064516129</text:p>
          </table:table-cell>
          <table:table-cell table:formula="of:=ROUND([.Y20])" office:value-type="float" office:value="526" calcext:value-type="float">
            <text:p>526</text:p>
          </table:table-cell>
          <table:table-cell table:formula="of:=[.Y20]" office:value-type="float" office:value="525.806451612903" calcext:value-type="float">
            <text:p>525,8064516129</text:p>
          </table:table-cell>
          <table:table-cell table:formula="of:=ROUND([.AA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ROUND([.AC20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0]+1" office:value-type="float" office:value="8" calcext:value-type="float">
            <text:p>8</text:p>
          </table:table-cell>
          <table:table-cell table:formula="of:=[.K20]+([.$H$15]-[.$H$14])/([.$H$17]-1)" office:value-type="float" office:value="544.444444444445" calcext:value-type="float">
            <text:p>544,4444444444</text:p>
          </table:table-cell>
          <table:table-cell table:formula="of:=ROUND([.K21])" office:value-type="float" office:value="544" calcext:value-type="float">
            <text:p>544</text:p>
          </table:table-cell>
          <table:table-cell table:number-columns-repeated="4"/>
          <table:table-cell table:formula="of:=[.Q20]+1" office:value-type="float" office:value="8" calcext:value-type="float">
            <text:p>8</text:p>
          </table:table-cell>
          <table:table-cell table:formula="of:=[.R20]+[.$P$18]" office:value-type="float" office:value="-1718.75" calcext:value-type="float">
            <text:p>-1718,75</text:p>
          </table:table-cell>
          <table:table-cell table:formula="of:=ROUND([.R21])" office:value-type="float" office:value="-1719" calcext:value-type="float">
            <text:p>-1719</text:p>
          </table:table-cell>
          <table:table-cell table:number-columns-repeated="4"/>
          <table:table-cell table:formula="of:=[.X20]+1" office:value-type="float" office:value="7" calcext:value-type="float">
            <text:p>7</text:p>
          </table:table-cell>
          <table:table-cell table:formula="of:=[.Y20]+[.$W$18]" office:value-type="float" office:value="596.774193548387" calcext:value-type="float">
            <text:p>596,7741935484</text:p>
          </table:table-cell>
          <table:table-cell table:formula="of:=ROUND([.Y21])" office:value-type="float" office:value="597" calcext:value-type="float">
            <text:p>597</text:p>
          </table:table-cell>
          <table:table-cell table:formula="of:=[.Y21]" office:value-type="float" office:value="596.774193548387" calcext:value-type="float">
            <text:p>596,7741935484</text:p>
          </table:table-cell>
          <table:table-cell table:formula="of:=ROUND([.AA21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ROUND([.AC21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1]+1" office:value-type="float" office:value="9" calcext:value-type="float">
            <text:p>9</text:p>
          </table:table-cell>
          <table:table-cell table:formula="of:=[.K21]+([.$H$15]-[.$H$14])/([.$H$17]-1)" office:value-type="float" office:value="579.36507936508" calcext:value-type="float">
            <text:p>579,3650793651</text:p>
          </table:table-cell>
          <table:table-cell table:formula="of:=ROUND([.K22])" office:value-type="float" office:value="579" calcext:value-type="float">
            <text:p>579</text:p>
          </table:table-cell>
          <table:table-cell table:number-columns-repeated="4"/>
          <table:table-cell table:formula="of:=[.Q21]+1" office:value-type="float" office:value="9" calcext:value-type="float">
            <text:p>9</text:p>
          </table:table-cell>
          <table:table-cell table:formula="of:=[.R21]+[.$P$18]" office:value-type="float" office:value="-1649.30555555556" calcext:value-type="float">
            <text:p>-1649,3055555556</text:p>
          </table:table-cell>
          <table:table-cell table:formula="of:=ROUND([.R22])" office:value-type="float" office:value="-1649" calcext:value-type="float">
            <text:p>-1649</text:p>
          </table:table-cell>
          <table:table-cell table:number-columns-repeated="4"/>
          <table:table-cell table:formula="of:=[.X21]+1" office:value-type="float" office:value="8" calcext:value-type="float">
            <text:p>8</text:p>
          </table:table-cell>
          <table:table-cell table:formula="of:=[.Y21]+[.$W$18]" office:value-type="float" office:value="667.741935483871" calcext:value-type="float">
            <text:p>667,7419354839</text:p>
          </table:table-cell>
          <table:table-cell table:formula="of:=ROUND([.Y22])" office:value-type="float" office:value="668" calcext:value-type="float">
            <text:p>668</text:p>
          </table:table-cell>
          <table:table-cell table:formula="of:=[.Y22]" office:value-type="float" office:value="667.741935483871" calcext:value-type="float">
            <text:p>667,7419354839</text:p>
          </table:table-cell>
          <table:table-cell table:formula="of:=ROUND([.AA22])"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formula="of:=ROUND([.AC22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2]+1" office:value-type="float" office:value="10" calcext:value-type="float">
            <text:p>10</text:p>
          </table:table-cell>
          <table:table-cell table:formula="of:=[.K22]+([.$H$15]-[.$H$14])/([.$H$17]-1)" office:value-type="float" office:value="614.285714285714" calcext:value-type="float">
            <text:p>614,2857142857</text:p>
          </table:table-cell>
          <table:table-cell table:formula="of:=ROUND([.K23])" office:value-type="float" office:value="614" calcext:value-type="float">
            <text:p>614</text:p>
          </table:table-cell>
          <table:table-cell table:number-columns-repeated="4"/>
          <table:table-cell table:formula="of:=[.Q22]+1" office:value-type="float" office:value="10" calcext:value-type="float">
            <text:p>10</text:p>
          </table:table-cell>
          <table:table-cell table:formula="of:=[.R22]+[.$P$18]" office:value-type="float" office:value="-1579.86111111111" calcext:value-type="float">
            <text:p>-1579,8611111111</text:p>
          </table:table-cell>
          <table:table-cell table:formula="of:=ROUND([.R23])" office:value-type="float" office:value="-1580" calcext:value-type="float">
            <text:p>-1580</text:p>
          </table:table-cell>
          <table:table-cell table:number-columns-repeated="4"/>
          <table:table-cell table:formula="of:=[.X22]+1" office:value-type="float" office:value="9" calcext:value-type="float">
            <text:p>9</text:p>
          </table:table-cell>
          <table:table-cell table:formula="of:=[.Y22]+[.$W$18]" office:value-type="float" office:value="738.709677419355" calcext:value-type="float">
            <text:p>738,7096774194</text:p>
          </table:table-cell>
          <table:table-cell table:formula="of:=ROUND([.Y23])" office:value-type="float" office:value="739" calcext:value-type="float">
            <text:p>739</text:p>
          </table:table-cell>
          <table:table-cell table:formula="of:=[.Y23]" office:value-type="float" office:value="738.709677419355" calcext:value-type="float">
            <text:p>738,7096774194</text:p>
          </table:table-cell>
          <table:table-cell table:formula="of:=ROUND([.AA23])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formula="of:=ROUND([.AC23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3]+1" office:value-type="float" office:value="11" calcext:value-type="float">
            <text:p>11</text:p>
          </table:table-cell>
          <table:table-cell table:formula="of:=[.K23]+([.$H$15]-[.$H$14])/([.$H$17]-1)" office:value-type="float" office:value="649.206349206349" calcext:value-type="float">
            <text:p>649,2063492064</text:p>
          </table:table-cell>
          <table:table-cell table:formula="of:=ROUND([.K24])" office:value-type="float" office:value="649" calcext:value-type="float">
            <text:p>649</text:p>
          </table:table-cell>
          <table:table-cell table:number-columns-repeated="4"/>
          <table:table-cell table:formula="of:=[.Q23]+1" office:value-type="float" office:value="11" calcext:value-type="float">
            <text:p>11</text:p>
          </table:table-cell>
          <table:table-cell table:formula="of:=[.R23]+[.$P$18]" office:value-type="float" office:value="-1510.41666666667" calcext:value-type="float">
            <text:p>-1510,4166666667</text:p>
          </table:table-cell>
          <table:table-cell table:formula="of:=ROUND([.R24])" office:value-type="float" office:value="-1510" calcext:value-type="float">
            <text:p>-1510</text:p>
          </table:table-cell>
          <table:table-cell table:number-columns-repeated="4"/>
          <table:table-cell table:formula="of:=[.X23]+1" office:value-type="float" office:value="10" calcext:value-type="float">
            <text:p>10</text:p>
          </table:table-cell>
          <table:table-cell table:formula="of:=[.Y23]+[.$W$18]" office:value-type="float" office:value="809.677419354839" calcext:value-type="float">
            <text:p>809,6774193548</text:p>
          </table:table-cell>
          <table:table-cell table:formula="of:=ROUND([.Y24])" office:value-type="float" office:value="810" calcext:value-type="float">
            <text:p>810</text:p>
          </table:table-cell>
          <table:table-cell table:formula="of:=[.Y24]" office:value-type="float" office:value="809.677419354839" calcext:value-type="float">
            <text:p>809,6774193548</text:p>
          </table:table-cell>
          <table:table-cell table:formula="of:=ROUND([.AA24])"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formula="of:=ROUND([.AC24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4]+1" office:value-type="float" office:value="12" calcext:value-type="float">
            <text:p>12</text:p>
          </table:table-cell>
          <table:table-cell table:formula="of:=[.K24]+([.$H$15]-[.$H$14])/([.$H$17]-1)" office:value-type="float" office:value="684.126984126984" calcext:value-type="float">
            <text:p>684,126984127</text:p>
          </table:table-cell>
          <table:table-cell table:formula="of:=ROUND([.K25])" office:value-type="float" office:value="684" calcext:value-type="float">
            <text:p>684</text:p>
          </table:table-cell>
          <table:table-cell table:number-columns-repeated="4"/>
          <table:table-cell table:formula="of:=[.Q24]+1" office:value-type="float" office:value="12" calcext:value-type="float">
            <text:p>12</text:p>
          </table:table-cell>
          <table:table-cell table:formula="of:=[.R24]+[.$P$18]" office:value-type="float" office:value="-1440.97222222222" calcext:value-type="float">
            <text:p>-1440,9722222222</text:p>
          </table:table-cell>
          <table:table-cell table:formula="of:=ROUND([.R25])" office:value-type="float" office:value="-1441" calcext:value-type="float">
            <text:p>-1441</text:p>
          </table:table-cell>
          <table:table-cell table:number-columns-repeated="4"/>
          <table:table-cell table:formula="of:=[.X24]+1" office:value-type="float" office:value="11" calcext:value-type="float">
            <text:p>11</text:p>
          </table:table-cell>
          <table:table-cell table:formula="of:=[.Y24]+[.$W$18]" office:value-type="float" office:value="880.645161290323" calcext:value-type="float">
            <text:p>880,6451612903</text:p>
          </table:table-cell>
          <table:table-cell table:formula="of:=ROUND([.Y25])" office:value-type="float" office:value="881" calcext:value-type="float">
            <text:p>881</text:p>
          </table:table-cell>
          <table:table-cell table:formula="of:=[.Y25]" office:value-type="float" office:value="880.645161290323" calcext:value-type="float">
            <text:p>880,6451612903</text:p>
          </table:table-cell>
          <table:table-cell table:formula="of:=ROUND([.AA25])"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formula="of:=ROUND([.AC25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5]+1" office:value-type="float" office:value="13" calcext:value-type="float">
            <text:p>13</text:p>
          </table:table-cell>
          <table:table-cell table:formula="of:=[.K25]+([.$H$15]-[.$H$14])/([.$H$17]-1)" office:value-type="float" office:value="719.047619047619" calcext:value-type="float">
            <text:p>719,0476190476</text:p>
          </table:table-cell>
          <table:table-cell table:formula="of:=ROUND([.K26])" office:value-type="float" office:value="719" calcext:value-type="float">
            <text:p>719</text:p>
          </table:table-cell>
          <table:table-cell table:number-columns-repeated="4"/>
          <table:table-cell table:formula="of:=[.Q25]+1" office:value-type="float" office:value="13" calcext:value-type="float">
            <text:p>13</text:p>
          </table:table-cell>
          <table:table-cell table:formula="of:=[.R25]+[.$P$18]" office:value-type="float" office:value="-1371.52777777778" calcext:value-type="float">
            <text:p>-1371,5277777778</text:p>
          </table:table-cell>
          <table:table-cell table:formula="of:=ROUND([.R26])" office:value-type="float" office:value="-1372" calcext:value-type="float">
            <text:p>-1372</text:p>
          </table:table-cell>
          <table:table-cell table:number-columns-repeated="4"/>
          <table:table-cell table:formula="of:=[.X25]+1" office:value-type="float" office:value="12" calcext:value-type="float">
            <text:p>12</text:p>
          </table:table-cell>
          <table:table-cell table:formula="of:=[.Y25]+[.$W$18]" office:value-type="float" office:value="951.612903225807" calcext:value-type="float">
            <text:p>951,6129032258</text:p>
          </table:table-cell>
          <table:table-cell table:formula="of:=ROUND([.Y26])" office:value-type="float" office:value="952" calcext:value-type="float">
            <text:p>952</text:p>
          </table:table-cell>
          <table:table-cell table:formula="of:=[.Y26]" office:value-type="float" office:value="951.612903225807" calcext:value-type="float">
            <text:p>951,6129032258</text:p>
          </table:table-cell>
          <table:table-cell table:formula="of:=ROUND([.AA26])"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ROUND([.AC26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6]+1" office:value-type="float" office:value="14" calcext:value-type="float">
            <text:p>14</text:p>
          </table:table-cell>
          <table:table-cell table:formula="of:=[.K26]+([.$H$15]-[.$H$14])/([.$H$17]-1)" office:value-type="float" office:value="753.968253968254" calcext:value-type="float">
            <text:p>753,9682539683</text:p>
          </table:table-cell>
          <table:table-cell table:formula="of:=ROUND([.K27])" office:value-type="float" office:value="754" calcext:value-type="float">
            <text:p>754</text:p>
          </table:table-cell>
          <table:table-cell table:number-columns-repeated="4"/>
          <table:table-cell table:formula="of:=[.Q26]+1" office:value-type="float" office:value="14" calcext:value-type="float">
            <text:p>14</text:p>
          </table:table-cell>
          <table:table-cell table:formula="of:=[.R26]+[.$P$18]" office:value-type="float" office:value="-1302.08333333333" calcext:value-type="float">
            <text:p>-1302,0833333333</text:p>
          </table:table-cell>
          <table:table-cell table:formula="of:=ROUND([.R27])" office:value-type="float" office:value="-1302" calcext:value-type="float">
            <text:p>-1302</text:p>
          </table:table-cell>
          <table:table-cell table:number-columns-repeated="4"/>
          <table:table-cell table:formula="of:=[.X26]+1" office:value-type="float" office:value="13" calcext:value-type="float">
            <text:p>13</text:p>
          </table:table-cell>
          <table:table-cell table:formula="of:=[.Y26]+[.$W$18]" office:value-type="float" office:value="1022.58064516129" calcext:value-type="float">
            <text:p>1022,5806451613</text:p>
          </table:table-cell>
          <table:table-cell table:formula="of:=ROUND([.Y27])" office:value-type="float" office:value="1023" calcext:value-type="float">
            <text:p>1023</text:p>
          </table:table-cell>
          <table:table-cell table:formula="of:=[.Y27]" office:value-type="float" office:value="1022.58064516129" calcext:value-type="float">
            <text:p>1022,5806451613</text:p>
          </table:table-cell>
          <table:table-cell table:formula="of:=ROUND([.AA27])"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formula="of:=ROUND([.AC27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7]+1" office:value-type="float" office:value="15" calcext:value-type="float">
            <text:p>15</text:p>
          </table:table-cell>
          <table:table-cell table:formula="of:=[.K27]+([.$H$15]-[.$H$14])/([.$H$17]-1)" office:value-type="float" office:value="788.888888888889" calcext:value-type="float">
            <text:p>788,8888888889</text:p>
          </table:table-cell>
          <table:table-cell table:formula="of:=ROUND([.K28])" office:value-type="float" office:value="789" calcext:value-type="float">
            <text:p>789</text:p>
          </table:table-cell>
          <table:table-cell table:number-columns-repeated="4"/>
          <table:table-cell table:formula="of:=[.Q27]+1" office:value-type="float" office:value="15" calcext:value-type="float">
            <text:p>15</text:p>
          </table:table-cell>
          <table:table-cell table:formula="of:=[.R27]+[.$P$18]" office:value-type="float" office:value="-1232.63888888889" calcext:value-type="float">
            <text:p>-1232,6388888889</text:p>
          </table:table-cell>
          <table:table-cell table:formula="of:=ROUND([.R28])" office:value-type="float" office:value="-1233" calcext:value-type="float">
            <text:p>-1233</text:p>
          </table:table-cell>
          <table:table-cell table:number-columns-repeated="4"/>
          <table:table-cell table:formula="of:=[.X27]+1" office:value-type="float" office:value="14" calcext:value-type="float">
            <text:p>14</text:p>
          </table:table-cell>
          <table:table-cell table:formula="of:=[.Y27]+[.$W$18]" office:value-type="float" office:value="1093.54838709677" calcext:value-type="float">
            <text:p>1093,5483870968</text:p>
          </table:table-cell>
          <table:table-cell table:formula="of:=ROUND([.Y28])" office:value-type="float" office:value="1094" calcext:value-type="float">
            <text:p>1094</text:p>
          </table:table-cell>
          <table:table-cell table:formula="of:=[.Y28]" office:value-type="float" office:value="1093.54838709677" calcext:value-type="float">
            <text:p>1093,5483870968</text:p>
          </table:table-cell>
          <table:table-cell table:formula="of:=ROUND([.AA28])"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formula="of:=ROUND([.AC28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8]+1" office:value-type="float" office:value="16" calcext:value-type="float">
            <text:p>16</text:p>
          </table:table-cell>
          <table:table-cell table:formula="of:=[.K28]+([.$H$15]-[.$H$14])/([.$H$17]-1)" office:value-type="float" office:value="823.809523809524" calcext:value-type="float">
            <text:p>823,8095238095</text:p>
          </table:table-cell>
          <table:table-cell table:formula="of:=ROUND([.K29])" office:value-type="float" office:value="824" calcext:value-type="float">
            <text:p>824</text:p>
          </table:table-cell>
          <table:table-cell table:number-columns-repeated="4"/>
          <table:table-cell table:formula="of:=[.Q28]+1" office:value-type="float" office:value="16" calcext:value-type="float">
            <text:p>16</text:p>
          </table:table-cell>
          <table:table-cell table:formula="of:=[.R28]+[.$P$18]" office:value-type="float" office:value="-1163.19444444445" calcext:value-type="float">
            <text:p>-1163,1944444445</text:p>
          </table:table-cell>
          <table:table-cell table:formula="of:=ROUND([.R29])" office:value-type="float" office:value="-1163" calcext:value-type="float">
            <text:p>-1163</text:p>
          </table:table-cell>
          <table:table-cell table:number-columns-repeated="4"/>
          <table:table-cell table:formula="of:=[.X28]+1" office:value-type="float" office:value="15" calcext:value-type="float">
            <text:p>15</text:p>
          </table:table-cell>
          <table:table-cell table:formula="of:=[.Y28]+[.$W$18]" office:value-type="float" office:value="1164.51612903226" calcext:value-type="float">
            <text:p>1164,5161290323</text:p>
          </table:table-cell>
          <table:table-cell table:formula="of:=ROUND([.Y29])" office:value-type="float" office:value="1165" calcext:value-type="float">
            <text:p>1165</text:p>
          </table:table-cell>
          <table:table-cell table:formula="of:=[.Y29]" office:value-type="float" office:value="1164.51612903226" calcext:value-type="float">
            <text:p>1164,5161290323</text:p>
          </table:table-cell>
          <table:table-cell table:formula="of:=ROUND([.AA29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ROUND([.AC29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29]+1" office:value-type="float" office:value="17" calcext:value-type="float">
            <text:p>17</text:p>
          </table:table-cell>
          <table:table-cell table:formula="of:=[.K29]+([.$H$15]-[.$H$14])/([.$H$17]-1)" office:value-type="float" office:value="858.730158730159" calcext:value-type="float">
            <text:p>858,7301587302</text:p>
          </table:table-cell>
          <table:table-cell table:formula="of:=ROUND([.K30])" office:value-type="float" office:value="859" calcext:value-type="float">
            <text:p>859</text:p>
          </table:table-cell>
          <table:table-cell table:number-columns-repeated="4"/>
          <table:table-cell table:formula="of:=[.Q29]+1" office:value-type="float" office:value="17" calcext:value-type="float">
            <text:p>17</text:p>
          </table:table-cell>
          <table:table-cell table:formula="of:=[.R29]+[.$P$18]" office:value-type="float" office:value="-1093.75" calcext:value-type="float">
            <text:p>-1093,75</text:p>
          </table:table-cell>
          <table:table-cell table:formula="of:=ROUND([.R30])" office:value-type="float" office:value="-1094" calcext:value-type="float">
            <text:p>-1094</text:p>
          </table:table-cell>
          <table:table-cell table:number-columns-repeated="4"/>
          <table:table-cell table:formula="of:=[.X29]+1" office:value-type="float" office:value="16" calcext:value-type="float">
            <text:p>16</text:p>
          </table:table-cell>
          <table:table-cell table:formula="of:=[.Y29]+[.$W$18]" office:value-type="float" office:value="1235.48387096774" calcext:value-type="float">
            <text:p>1235,4838709678</text:p>
          </table:table-cell>
          <table:table-cell table:formula="of:=ROUND([.Y30])" office:value-type="float" office:value="1235" calcext:value-type="float">
            <text:p>1235</text:p>
          </table:table-cell>
          <table:table-cell table:formula="of:=[.Y30]" office:value-type="float" office:value="1235.48387096774" calcext:value-type="float">
            <text:p>1235,4838709678</text:p>
          </table:table-cell>
          <table:table-cell table:formula="of:=ROUND([.AA30])"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formula="of:=ROUND([.AC30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0]+1" office:value-type="float" office:value="18" calcext:value-type="float">
            <text:p>18</text:p>
          </table:table-cell>
          <table:table-cell table:formula="of:=[.K30]+([.$H$15]-[.$H$14])/([.$H$17]-1)" office:value-type="float" office:value="893.650793650794" calcext:value-type="float">
            <text:p>893,6507936508</text:p>
          </table:table-cell>
          <table:table-cell table:formula="of:=ROUND([.K31])" office:value-type="float" office:value="894" calcext:value-type="float">
            <text:p>894</text:p>
          </table:table-cell>
          <table:table-cell table:number-columns-repeated="4"/>
          <table:table-cell table:formula="of:=[.Q30]+1" office:value-type="float" office:value="18" calcext:value-type="float">
            <text:p>18</text:p>
          </table:table-cell>
          <table:table-cell table:formula="of:=[.R30]+[.$P$18]" office:value-type="float" office:value="-1024.30555555556" calcext:value-type="float">
            <text:p>-1024,3055555556</text:p>
          </table:table-cell>
          <table:table-cell table:formula="of:=ROUND([.R31])" office:value-type="float" office:value="-1024" calcext:value-type="float">
            <text:p>-1024</text:p>
          </table:table-cell>
          <table:table-cell table:number-columns-repeated="4"/>
          <table:table-cell table:formula="of:=[.X30]+1" office:value-type="float" office:value="17" calcext:value-type="float">
            <text:p>17</text:p>
          </table:table-cell>
          <table:table-cell table:formula="of:=[.Y30]+[.$W$18]" office:value-type="float" office:value="1306.45161290323" calcext:value-type="float">
            <text:p>1306,4516129032</text:p>
          </table:table-cell>
          <table:table-cell table:formula="of:=ROUND([.Y31])" office:value-type="float" office:value="1306" calcext:value-type="float">
            <text:p>1306</text:p>
          </table:table-cell>
          <table:table-cell table:formula="of:=[.Y31]" office:value-type="float" office:value="1306.45161290323" calcext:value-type="float">
            <text:p>1306,4516129032</text:p>
          </table:table-cell>
          <table:table-cell table:formula="of:=ROUND([.AA31])"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formula="of:=ROUND([.AC31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1]+1" office:value-type="float" office:value="19" calcext:value-type="float">
            <text:p>19</text:p>
          </table:table-cell>
          <table:table-cell table:formula="of:=[.K31]+([.$H$15]-[.$H$14])/([.$H$17]-1)" office:value-type="float" office:value="928.571428571429" calcext:value-type="float">
            <text:p>928,5714285714</text:p>
          </table:table-cell>
          <table:table-cell table:formula="of:=ROUND([.K32])" office:value-type="float" office:value="929" calcext:value-type="float">
            <text:p>929</text:p>
          </table:table-cell>
          <table:table-cell table:number-columns-repeated="4"/>
          <table:table-cell table:formula="of:=[.Q31]+1" office:value-type="float" office:value="19" calcext:value-type="float">
            <text:p>19</text:p>
          </table:table-cell>
          <table:table-cell table:formula="of:=[.R31]+[.$P$18]" office:value-type="float" office:value="-954.861111111113" calcext:value-type="float">
            <text:p>-954,8611111111</text:p>
          </table:table-cell>
          <table:table-cell table:formula="of:=ROUND([.R32])" office:value-type="float" office:value="-955" calcext:value-type="float">
            <text:p>-955</text:p>
          </table:table-cell>
          <table:table-cell table:number-columns-repeated="4"/>
          <table:table-cell table:formula="of:=[.X31]+1" office:value-type="float" office:value="18" calcext:value-type="float">
            <text:p>18</text:p>
          </table:table-cell>
          <table:table-cell table:formula="of:=[.Y31]+[.$W$18]" office:value-type="float" office:value="1377.41935483871" calcext:value-type="float">
            <text:p>1377,4193548387</text:p>
          </table:table-cell>
          <table:table-cell table:formula="of:=ROUND([.Y32])" office:value-type="float" office:value="1377" calcext:value-type="float">
            <text:p>1377</text:p>
          </table:table-cell>
          <table:table-cell table:formula="of:=[.Y32]" office:value-type="float" office:value="1377.41935483871" calcext:value-type="float">
            <text:p>1377,4193548387</text:p>
          </table:table-cell>
          <table:table-cell table:formula="of:=ROUND([.AA32])"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table:formula="of:=ROUND([.AC32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2]+1" office:value-type="float" office:value="20" calcext:value-type="float">
            <text:p>20</text:p>
          </table:table-cell>
          <table:table-cell table:formula="of:=[.K32]+([.$H$15]-[.$H$14])/([.$H$17]-1)" office:value-type="float" office:value="963.492063492064" calcext:value-type="float">
            <text:p>963,4920634921</text:p>
          </table:table-cell>
          <table:table-cell table:formula="of:=ROUND([.K33])" office:value-type="float" office:value="963" calcext:value-type="float">
            <text:p>963</text:p>
          </table:table-cell>
          <table:table-cell table:number-columns-repeated="4"/>
          <table:table-cell table:formula="of:=[.Q32]+1" office:value-type="float" office:value="20" calcext:value-type="float">
            <text:p>20</text:p>
          </table:table-cell>
          <table:table-cell table:formula="of:=[.R32]+[.$P$18]" office:value-type="float" office:value="-885.416666666668" calcext:value-type="float">
            <text:p>-885,4166666667</text:p>
          </table:table-cell>
          <table:table-cell table:formula="of:=ROUND([.R33])" office:value-type="float" office:value="-885" calcext:value-type="float">
            <text:p>-885</text:p>
          </table:table-cell>
          <table:table-cell table:number-columns-repeated="4"/>
          <table:table-cell table:formula="of:=[.X32]+1" office:value-type="float" office:value="19" calcext:value-type="float">
            <text:p>19</text:p>
          </table:table-cell>
          <table:table-cell table:formula="of:=[.Y32]+[.$W$18]" office:value-type="float" office:value="1448.38709677419" calcext:value-type="float">
            <text:p>1448,3870967742</text:p>
          </table:table-cell>
          <table:table-cell table:formula="of:=ROUND([.Y33])" office:value-type="float" office:value="1448" calcext:value-type="float">
            <text:p>1448</text:p>
          </table:table-cell>
          <table:table-cell table:formula="of:=[.Y33]" office:value-type="float" office:value="1448.38709677419" calcext:value-type="float">
            <text:p>1448,3870967742</text:p>
          </table:table-cell>
          <table:table-cell table:formula="of:=ROUND([.AA33])"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formula="of:=ROUND([.AC33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3]+1" office:value-type="float" office:value="21" calcext:value-type="float">
            <text:p>21</text:p>
          </table:table-cell>
          <table:table-cell table:formula="of:=[.K33]+([.$H$15]-[.$H$14])/([.$H$17]-1)" office:value-type="float" office:value="998.412698412699" calcext:value-type="float">
            <text:p>998,4126984127</text:p>
          </table:table-cell>
          <table:table-cell table:formula="of:=ROUND([.K34])" office:value-type="float" office:value="998" calcext:value-type="float">
            <text:p>998</text:p>
          </table:table-cell>
          <table:table-cell table:number-columns-repeated="4"/>
          <table:table-cell table:formula="of:=[.Q33]+1" office:value-type="float" office:value="21" calcext:value-type="float">
            <text:p>21</text:p>
          </table:table-cell>
          <table:table-cell table:formula="of:=[.R33]+[.$P$18]" office:value-type="float" office:value="-815.972222222224" calcext:value-type="float">
            <text:p>-815,9722222222</text:p>
          </table:table-cell>
          <table:table-cell table:formula="of:=ROUND([.R34])" office:value-type="float" office:value="-816" calcext:value-type="float">
            <text:p>-816</text:p>
          </table:table-cell>
          <table:table-cell table:number-columns-repeated="4"/>
          <table:table-cell table:formula="of:=[.X33]+1" office:value-type="float" office:value="20" calcext:value-type="float">
            <text:p>20</text:p>
          </table:table-cell>
          <table:table-cell table:formula="of:=[.Y33]+[.$W$18]" office:value-type="float" office:value="1519.35483870968" calcext:value-type="float">
            <text:p>1519,3548387097</text:p>
          </table:table-cell>
          <table:table-cell table:formula="of:=ROUND([.Y34])" office:value-type="float" office:value="1519" calcext:value-type="float">
            <text:p>1519</text:p>
          </table:table-cell>
          <table:table-cell table:formula="of:=[.Y34]" office:value-type="float" office:value="1519.35483870968" calcext:value-type="float">
            <text:p>1519,3548387097</text:p>
          </table:table-cell>
          <table:table-cell table:formula="of:=ROUND([.AA34])"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table:formula="of:=ROUND([.AC34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4]+1" office:value-type="float" office:value="22" calcext:value-type="float">
            <text:p>22</text:p>
          </table:table-cell>
          <table:table-cell table:formula="of:=[.K34]+([.$H$15]-[.$H$14])/([.$H$17]-1)" office:value-type="float" office:value="1033.33333333333" calcext:value-type="float">
            <text:p>1033,3333333333</text:p>
          </table:table-cell>
          <table:table-cell table:formula="of:=ROUND([.K35])" office:value-type="float" office:value="1033" calcext:value-type="float">
            <text:p>1033</text:p>
          </table:table-cell>
          <table:table-cell table:number-columns-repeated="4"/>
          <table:table-cell table:formula="of:=[.Q34]+1" office:value-type="float" office:value="22" calcext:value-type="float">
            <text:p>22</text:p>
          </table:table-cell>
          <table:table-cell table:formula="of:=[.R34]+[.$P$18]" office:value-type="float" office:value="-746.527777777779" calcext:value-type="float">
            <text:p>-746,5277777778</text:p>
          </table:table-cell>
          <table:table-cell table:formula="of:=ROUND([.R35])" office:value-type="float" office:value="-747" calcext:value-type="float">
            <text:p>-747</text:p>
          </table:table-cell>
          <table:table-cell table:number-columns-repeated="4"/>
          <table:table-cell table:formula="of:=[.X34]+1" office:value-type="float" office:value="21" calcext:value-type="float">
            <text:p>21</text:p>
          </table:table-cell>
          <table:table-cell table:formula="of:=[.Y34]+[.$W$18]" office:value-type="float" office:value="1590.32258064516" calcext:value-type="float">
            <text:p>1590,3225806452</text:p>
          </table:table-cell>
          <table:table-cell table:formula="of:=ROUND([.Y35])" office:value-type="float" office:value="1590" calcext:value-type="float">
            <text:p>1590</text:p>
          </table:table-cell>
          <table:table-cell table:formula="of:=[.Y35]" office:value-type="float" office:value="1590.32258064516" calcext:value-type="float">
            <text:p>1590,3225806452</text:p>
          </table:table-cell>
          <table:table-cell table:formula="of:=ROUND([.AA35])"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formula="of:=ROUND([.AC35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5]+1" office:value-type="float" office:value="23" calcext:value-type="float">
            <text:p>23</text:p>
          </table:table-cell>
          <table:table-cell table:formula="of:=[.K35]+([.$H$15]-[.$H$14])/([.$H$17]-1)" office:value-type="float" office:value="1068.25396825397" calcext:value-type="float">
            <text:p>1068,253968254</text:p>
          </table:table-cell>
          <table:table-cell table:formula="of:=ROUND([.K36])" office:value-type="float" office:value="1068" calcext:value-type="float">
            <text:p>1068</text:p>
          </table:table-cell>
          <table:table-cell table:number-columns-repeated="4"/>
          <table:table-cell table:formula="of:=[.Q35]+1" office:value-type="float" office:value="23" calcext:value-type="float">
            <text:p>23</text:p>
          </table:table-cell>
          <table:table-cell table:formula="of:=[.R35]+[.$P$18]" office:value-type="float" office:value="-677.083333333335" calcext:value-type="float">
            <text:p>-677,0833333333</text:p>
          </table:table-cell>
          <table:table-cell table:formula="of:=ROUND([.R36])" office:value-type="float" office:value="-677" calcext:value-type="float">
            <text:p>-677</text:p>
          </table:table-cell>
          <table:table-cell table:number-columns-repeated="4"/>
          <table:table-cell table:formula="of:=[.X35]+1" office:value-type="float" office:value="22" calcext:value-type="float">
            <text:p>22</text:p>
          </table:table-cell>
          <table:table-cell table:formula="of:=[.Y35]+[.$W$18]" office:value-type="float" office:value="1661.29032258065" calcext:value-type="float">
            <text:p>1661,2903225807</text:p>
          </table:table-cell>
          <table:table-cell table:formula="of:=ROUND([.Y36])" office:value-type="float" office:value="1661" calcext:value-type="float">
            <text:p>1661</text:p>
          </table:table-cell>
          <table:table-cell table:formula="of:=[.Y36]" office:value-type="float" office:value="1661.29032258065" calcext:value-type="float">
            <text:p>1661,2903225807</text:p>
          </table:table-cell>
          <table:table-cell table:formula="of:=ROUND([.AA36])"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table:formula="of:=ROUND([.AC36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6]+1" office:value-type="float" office:value="24" calcext:value-type="float">
            <text:p>24</text:p>
          </table:table-cell>
          <table:table-cell table:formula="of:=[.K36]+([.$H$15]-[.$H$14])/([.$H$17]-1)" office:value-type="float" office:value="1103.1746031746" calcext:value-type="float">
            <text:p>1103,1746031746</text:p>
          </table:table-cell>
          <table:table-cell table:formula="of:=ROUND([.K37])" office:value-type="float" office:value="1103" calcext:value-type="float">
            <text:p>1103</text:p>
          </table:table-cell>
          <table:table-cell table:number-columns-repeated="4"/>
          <table:table-cell table:formula="of:=[.Q36]+1" office:value-type="float" office:value="24" calcext:value-type="float">
            <text:p>24</text:p>
          </table:table-cell>
          <table:table-cell table:formula="of:=[.R36]+[.$P$18]" office:value-type="float" office:value="-607.63888888889" calcext:value-type="float">
            <text:p>-607,6388888889</text:p>
          </table:table-cell>
          <table:table-cell table:formula="of:=ROUND([.R37])" office:value-type="float" office:value="-608" calcext:value-type="float">
            <text:p>-608</text:p>
          </table:table-cell>
          <table:table-cell table:number-columns-repeated="4"/>
          <table:table-cell table:formula="of:=[.X36]+1" office:value-type="float" office:value="23" calcext:value-type="float">
            <text:p>23</text:p>
          </table:table-cell>
          <table:table-cell table:formula="of:=[.Y36]+[.$W$18]" office:value-type="float" office:value="1732.25806451613" calcext:value-type="float">
            <text:p>1732,2580645161</text:p>
          </table:table-cell>
          <table:table-cell table:formula="of:=ROUND([.Y37])" office:value-type="float" office:value="1732" calcext:value-type="float">
            <text:p>1732</text:p>
          </table:table-cell>
          <table:table-cell table:formula="of:=[.Y37]" office:value-type="float" office:value="1732.25806451613" calcext:value-type="float">
            <text:p>1732,2580645161</text:p>
          </table:table-cell>
          <table:table-cell table:formula="of:=ROUND([.AA37])"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table:formula="of:=ROUND([.AC37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7]+1" office:value-type="float" office:value="25" calcext:value-type="float">
            <text:p>25</text:p>
          </table:table-cell>
          <table:table-cell table:formula="of:=[.K37]+([.$H$15]-[.$H$14])/([.$H$17]-1)" office:value-type="float" office:value="1138.09523809524" calcext:value-type="float">
            <text:p>1138,0952380952</text:p>
          </table:table-cell>
          <table:table-cell table:formula="of:=ROUND([.K38])" office:value-type="float" office:value="1138" calcext:value-type="float">
            <text:p>1138</text:p>
          </table:table-cell>
          <table:table-cell table:number-columns-repeated="4"/>
          <table:table-cell table:formula="of:=[.Q37]+1" office:value-type="float" office:value="25" calcext:value-type="float">
            <text:p>25</text:p>
          </table:table-cell>
          <table:table-cell table:formula="of:=[.R37]+[.$P$18]" office:value-type="float" office:value="-538.194444444446" calcext:value-type="float">
            <text:p>-538,1944444444</text:p>
          </table:table-cell>
          <table:table-cell table:formula="of:=ROUND([.R38])" office:value-type="float" office:value="-538" calcext:value-type="float">
            <text:p>-538</text:p>
          </table:table-cell>
          <table:table-cell table:number-columns-repeated="4"/>
          <table:table-cell table:formula="of:=[.X37]+1" office:value-type="float" office:value="24" calcext:value-type="float">
            <text:p>24</text:p>
          </table:table-cell>
          <table:table-cell table:formula="of:=[.Y37]+[.$W$18]" office:value-type="float" office:value="1803.22580645161" calcext:value-type="float">
            <text:p>1803,2258064516</text:p>
          </table:table-cell>
          <table:table-cell table:formula="of:=ROUND([.Y38])" office:value-type="float" office:value="1803" calcext:value-type="float">
            <text:p>1803</text:p>
          </table:table-cell>
          <table:table-cell table:formula="of:=[.Y38]" office:value-type="float" office:value="1803.22580645161" calcext:value-type="float">
            <text:p>1803,2258064516</text:p>
          </table:table-cell>
          <table:table-cell table:formula="of:=ROUND([.AA38])"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  <table:table-cell table:formula="of:=ROUND([.AC38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8]+1" office:value-type="float" office:value="26" calcext:value-type="float">
            <text:p>26</text:p>
          </table:table-cell>
          <table:table-cell table:formula="of:=[.K38]+([.$H$15]-[.$H$14])/([.$H$17]-1)" office:value-type="float" office:value="1173.01587301587" calcext:value-type="float">
            <text:p>1173,0158730159</text:p>
          </table:table-cell>
          <table:table-cell table:formula="of:=ROUND([.K39])" office:value-type="float" office:value="1173" calcext:value-type="float">
            <text:p>1173</text:p>
          </table:table-cell>
          <table:table-cell table:number-columns-repeated="4"/>
          <table:table-cell table:formula="of:=[.Q38]+1" office:value-type="float" office:value="26" calcext:value-type="float">
            <text:p>26</text:p>
          </table:table-cell>
          <table:table-cell table:formula="of:=[.R38]+[.$P$18]" office:value-type="float" office:value="-468.750000000001" calcext:value-type="float">
            <text:p>-468,75</text:p>
          </table:table-cell>
          <table:table-cell table:formula="of:=ROUND([.R39])" office:value-type="float" office:value="-469" calcext:value-type="float">
            <text:p>-469</text:p>
          </table:table-cell>
          <table:table-cell table:number-columns-repeated="4"/>
          <table:table-cell table:formula="of:=[.X38]+1" office:value-type="float" office:value="25" calcext:value-type="float">
            <text:p>25</text:p>
          </table:table-cell>
          <table:table-cell table:formula="of:=[.Y38]+[.$W$18]" office:value-type="float" office:value="1874.1935483871" calcext:value-type="float">
            <text:p>1874,1935483871</text:p>
          </table:table-cell>
          <table:table-cell table:formula="of:=ROUND([.Y39])" office:value-type="float" office:value="1874" calcext:value-type="float">
            <text:p>1874</text:p>
          </table:table-cell>
          <table:table-cell table:formula="of:=[.Y39]" office:value-type="float" office:value="1874.1935483871" calcext:value-type="float">
            <text:p>1874,1935483871</text:p>
          </table:table-cell>
          <table:table-cell table:formula="of:=ROUND([.AA39])"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table:formula="of:=ROUND([.AC39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39]+1" office:value-type="float" office:value="27" calcext:value-type="float">
            <text:p>27</text:p>
          </table:table-cell>
          <table:table-cell table:formula="of:=[.K39]+([.$H$15]-[.$H$14])/([.$H$17]-1)" office:value-type="float" office:value="1207.93650793651" calcext:value-type="float">
            <text:p>1207,9365079365</text:p>
          </table:table-cell>
          <table:table-cell table:formula="of:=ROUND([.K40])" office:value-type="float" office:value="1208" calcext:value-type="float">
            <text:p>1208</text:p>
          </table:table-cell>
          <table:table-cell table:number-columns-repeated="4"/>
          <table:table-cell table:formula="of:=[.Q39]+1" office:value-type="float" office:value="27" calcext:value-type="float">
            <text:p>27</text:p>
          </table:table-cell>
          <table:table-cell table:formula="of:=[.R39]+[.$P$18]" office:value-type="float" office:value="-399.305555555557" calcext:value-type="float">
            <text:p>-399,3055555556</text:p>
          </table:table-cell>
          <table:table-cell table:formula="of:=ROUND([.R40])" office:value-type="float" office:value="-399" calcext:value-type="float">
            <text:p>-399</text:p>
          </table:table-cell>
          <table:table-cell table:number-columns-repeated="4"/>
          <table:table-cell table:formula="of:=[.X39]+1" office:value-type="float" office:value="26" calcext:value-type="float">
            <text:p>26</text:p>
          </table:table-cell>
          <table:table-cell table:formula="of:=[.Y39]+[.$W$18]" office:value-type="float" office:value="1945.16129032258" calcext:value-type="float">
            <text:p>1945,1612903226</text:p>
          </table:table-cell>
          <table:table-cell table:formula="of:=ROUND([.Y40])" office:value-type="float" office:value="1945" calcext:value-type="float">
            <text:p>1945</text:p>
          </table:table-cell>
          <table:table-cell table:formula="of:=[.Y40]" office:value-type="float" office:value="1945.16129032258" calcext:value-type="float">
            <text:p>1945,1612903226</text:p>
          </table:table-cell>
          <table:table-cell table:formula="of:=ROUND([.AA40])"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ROUND([.AC40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0]+1" office:value-type="float" office:value="28" calcext:value-type="float">
            <text:p>28</text:p>
          </table:table-cell>
          <table:table-cell table:formula="of:=[.K40]+([.$H$15]-[.$H$14])/([.$H$17]-1)" office:value-type="float" office:value="1242.85714285714" calcext:value-type="float">
            <text:p>1242,8571428572</text:p>
          </table:table-cell>
          <table:table-cell table:formula="of:=ROUND([.K41])" office:value-type="float" office:value="1243" calcext:value-type="float">
            <text:p>1243</text:p>
          </table:table-cell>
          <table:table-cell table:number-columns-repeated="4"/>
          <table:table-cell table:formula="of:=[.Q40]+1" office:value-type="float" office:value="28" calcext:value-type="float">
            <text:p>28</text:p>
          </table:table-cell>
          <table:table-cell table:formula="of:=[.R40]+[.$P$18]" office:value-type="float" office:value="-329.861111111112" calcext:value-type="float">
            <text:p>-329,8611111111</text:p>
          </table:table-cell>
          <table:table-cell table:formula="of:=ROUND([.R41])" office:value-type="float" office:value="-330" calcext:value-type="float">
            <text:p>-330</text:p>
          </table:table-cell>
          <table:table-cell table:number-columns-repeated="4"/>
          <table:table-cell table:formula="of:=[.X40]+1" office:value-type="float" office:value="27" calcext:value-type="float">
            <text:p>27</text:p>
          </table:table-cell>
          <table:table-cell table:formula="of:=[.Y40]+[.$W$18]" office:value-type="float" office:value="2016.12903225806" calcext:value-type="float">
            <text:p>2016,1290322581</text:p>
          </table:table-cell>
          <table:table-cell table:formula="of:=ROUND([.Y41])" office:value-type="float" office:value="2016" calcext:value-type="float">
            <text:p>2016</text:p>
          </table:table-cell>
          <table:table-cell table:formula="of:=[.Y41]" office:value-type="float" office:value="2016.12903225806" calcext:value-type="float">
            <text:p>2016,1290322581</text:p>
          </table:table-cell>
          <table:table-cell table:formula="of:=ROUND([.AA41])"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ROUND([.AC41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1]+1" office:value-type="float" office:value="29" calcext:value-type="float">
            <text:p>29</text:p>
          </table:table-cell>
          <table:table-cell table:formula="of:=[.K41]+([.$H$15]-[.$H$14])/([.$H$17]-1)" office:value-type="float" office:value="1277.77777777778" calcext:value-type="float">
            <text:p>1277,7777777778</text:p>
          </table:table-cell>
          <table:table-cell table:formula="of:=ROUND([.K42])" office:value-type="float" office:value="1278" calcext:value-type="float">
            <text:p>1278</text:p>
          </table:table-cell>
          <table:table-cell table:number-columns-repeated="4"/>
          <table:table-cell table:formula="of:=[.Q41]+1" office:value-type="float" office:value="29" calcext:value-type="float">
            <text:p>29</text:p>
          </table:table-cell>
          <table:table-cell table:formula="of:=[.R41]+[.$P$18]" office:value-type="float" office:value="-260.416666666668" calcext:value-type="float">
            <text:p>-260,4166666667</text:p>
          </table:table-cell>
          <table:table-cell table:formula="of:=ROUND([.R42])" office:value-type="float" office:value="-260" calcext:value-type="float">
            <text:p>-260</text:p>
          </table:table-cell>
          <table:table-cell table:number-columns-repeated="4"/>
          <table:table-cell table:formula="of:=[.X41]+1" office:value-type="float" office:value="28" calcext:value-type="float">
            <text:p>28</text:p>
          </table:table-cell>
          <table:table-cell table:formula="of:=[.Y41]+[.$W$18]" office:value-type="float" office:value="2087.09677419355" calcext:value-type="float">
            <text:p>2087,0967741936</text:p>
          </table:table-cell>
          <table:table-cell table:formula="of:=ROUND([.Y42])" office:value-type="float" office:value="2087" calcext:value-type="float">
            <text:p>2087</text:p>
          </table:table-cell>
          <table:table-cell table:formula="of:=[.Y42]" office:value-type="float" office:value="2087.09677419355" calcext:value-type="float">
            <text:p>2087,0967741936</text:p>
          </table:table-cell>
          <table:table-cell table:formula="of:=ROUND([.AA42])"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table:formula="of:=ROUND([.AC42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2]+1" office:value-type="float" office:value="30" calcext:value-type="float">
            <text:p>30</text:p>
          </table:table-cell>
          <table:table-cell table:formula="of:=[.K42]+([.$H$15]-[.$H$14])/([.$H$17]-1)" office:value-type="float" office:value="1312.69841269841" calcext:value-type="float">
            <text:p>1312,6984126984</text:p>
          </table:table-cell>
          <table:table-cell table:formula="of:=ROUND([.K43])" office:value-type="float" office:value="1313" calcext:value-type="float">
            <text:p>1313</text:p>
          </table:table-cell>
          <table:table-cell table:number-columns-repeated="4"/>
          <table:table-cell table:formula="of:=[.Q42]+1" office:value-type="float" office:value="30" calcext:value-type="float">
            <text:p>30</text:p>
          </table:table-cell>
          <table:table-cell table:formula="of:=[.R42]+[.$P$18]" office:value-type="float" office:value="-190.972222222224" calcext:value-type="float">
            <text:p>-190,9722222222</text:p>
          </table:table-cell>
          <table:table-cell table:formula="of:=ROUND([.R43])" office:value-type="float" office:value="-191" calcext:value-type="float">
            <text:p>-191</text:p>
          </table:table-cell>
          <table:table-cell table:number-columns-repeated="4"/>
          <table:table-cell table:formula="of:=[.X42]+1" office:value-type="float" office:value="29" calcext:value-type="float">
            <text:p>29</text:p>
          </table:table-cell>
          <table:table-cell table:formula="of:=[.Y42]+[.$W$18]" office:value-type="float" office:value="2158.06451612903" calcext:value-type="float">
            <text:p>2158,064516129</text:p>
          </table:table-cell>
          <table:table-cell table:formula="of:=ROUND([.Y43])" office:value-type="float" office:value="2158" calcext:value-type="float">
            <text:p>2158</text:p>
          </table:table-cell>
          <table:table-cell table:formula="of:=[.Y43]" office:value-type="float" office:value="2158.06451612903" calcext:value-type="float">
            <text:p>2158,064516129</text:p>
          </table:table-cell>
          <table:table-cell table:formula="of:=ROUND([.AA43])"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table:formula="of:=ROUND([.AC43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3]+1" office:value-type="float" office:value="31" calcext:value-type="float">
            <text:p>31</text:p>
          </table:table-cell>
          <table:table-cell table:formula="of:=[.K43]+([.$H$15]-[.$H$14])/([.$H$17]-1)" office:value-type="float" office:value="1347.61904761905" calcext:value-type="float">
            <text:p>1347,6190476191</text:p>
          </table:table-cell>
          <table:table-cell table:formula="of:=ROUND([.K44])" office:value-type="float" office:value="1348" calcext:value-type="float">
            <text:p>1348</text:p>
          </table:table-cell>
          <table:table-cell table:number-columns-repeated="4"/>
          <table:table-cell table:formula="of:=[.Q43]+1" office:value-type="float" office:value="31" calcext:value-type="float">
            <text:p>31</text:p>
          </table:table-cell>
          <table:table-cell table:formula="of:=[.R43]+[.$P$18]" office:value-type="float" office:value="-121.527777777779" calcext:value-type="float">
            <text:p>-121,5277777778</text:p>
          </table:table-cell>
          <table:table-cell table:formula="of:=ROUND([.R44])" office:value-type="float" office:value="-122" calcext:value-type="float">
            <text:p>-122</text:p>
          </table:table-cell>
          <table:table-cell table:number-columns-repeated="4"/>
          <table:table-cell table:formula="of:=[.X43]+1" office:value-type="float" office:value="30" calcext:value-type="float">
            <text:p>30</text:p>
          </table:table-cell>
          <table:table-cell table:formula="of:=[.Y43]+[.$W$18]" office:value-type="float" office:value="2229.03225806452" calcext:value-type="float">
            <text:p>2229,0322580645</text:p>
          </table:table-cell>
          <table:table-cell table:formula="of:=ROUND([.Y44])" office:value-type="float" office:value="2229" calcext:value-type="float">
            <text:p>2229</text:p>
          </table:table-cell>
          <table:table-cell table:formula="of:=[.Y44]" office:value-type="float" office:value="2229.03225806452" calcext:value-type="float">
            <text:p>2229,0322580645</text:p>
          </table:table-cell>
          <table:table-cell table:formula="of:=ROUND([.AA44])"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  <table:table-cell table:formula="of:=ROUND([.AC44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4]+1" office:value-type="float" office:value="32" calcext:value-type="float">
            <text:p>32</text:p>
          </table:table-cell>
          <table:table-cell table:formula="of:=[.K44]+([.$H$15]-[.$H$14])/([.$H$17]-1)" office:value-type="float" office:value="1382.53968253968" calcext:value-type="float">
            <text:p>1382,5396825397</text:p>
          </table:table-cell>
          <table:table-cell table:formula="of:=ROUND([.K45])" office:value-type="float" office:value="1383" calcext:value-type="float">
            <text:p>1383</text:p>
          </table:table-cell>
          <table:table-cell table:number-columns-repeated="4"/>
          <table:table-cell table:formula="of:=[.Q44]+1" office:value-type="float" office:value="32" calcext:value-type="float">
            <text:p>32</text:p>
          </table:table-cell>
          <table:table-cell table:formula="of:=[.R44]+[.$P$18]" office:value-type="float" office:value="-52.0833333333347" calcext:value-type="float">
            <text:p>-52,0833333333</text:p>
          </table:table-cell>
          <table:table-cell table:formula="of:=ROUND([.R45])" office:value-type="float" office:value="-52" calcext:value-type="float">
            <text:p>-52</text:p>
          </table:table-cell>
          <table:table-cell table:number-columns-repeated="4"/>
          <table:table-cell table:formula="of:=[.X44]+1" office:value-type="float" office:value="31" calcext:value-type="float">
            <text:p>31</text:p>
          </table:table-cell>
          <table:table-cell table:formula="of:=[.Y44]+[.$W$18]" office:value-type="float" office:value="2300" calcext:value-type="float">
            <text:p>2300</text:p>
          </table:table-cell>
          <table:table-cell table:formula="of:=ROUND([.Y45])" office:value-type="float" office:value="2300" calcext:value-type="float">
            <text:p>2300</text:p>
          </table:table-cell>
          <table:table-cell table:formula="of:=[.Y45]" office:value-type="float" office:value="2300" calcext:value-type="float">
            <text:p>2300</text:p>
          </table:table-cell>
          <table:table-cell table:formula="of:=ROUND([.AA45])"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ROUND([.AC45]*1000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J45]+1" office:value-type="float" office:value="33" calcext:value-type="float">
            <text:p>33</text:p>
          </table:table-cell>
          <table:table-cell table:formula="of:=[.K45]+([.$H$15]-[.$H$14])/([.$H$17]-1)" office:value-type="float" office:value="1417.46031746032" calcext:value-type="float">
            <text:p>1417,4603174603</text:p>
          </table:table-cell>
          <table:table-cell table:formula="of:=ROUND([.K46])" office:value-type="float" office:value="1417" calcext:value-type="float">
            <text:p>1417</text:p>
          </table:table-cell>
          <table:table-cell table:number-columns-repeated="4"/>
          <table:table-cell table:formula="of:=[.Q45]+1" office:value-type="float" office:value="33" calcext:value-type="float">
            <text:p>33</text:p>
          </table:table-cell>
          <table:table-cell table:formula="of:=[.R45]+[.$P$18]" office:value-type="float" office:value="17.3611111111098" calcext:value-type="float">
            <text:p>17,3611111111</text:p>
          </table:table-cell>
          <table:table-cell table:formula="of:=ROUND([.R46])" office:value-type="float" office:value="17" calcext:value-type="float">
            <text:p>17</text:p>
          </table:table-cell>
          <table:table-cell table:number-columns-repeated="4"/>
          <table:table-cell table:formula="of:=[.X45]+1" office:value-type="float" office:value="32" calcext:value-type="float">
            <text:p>32</text:p>
          </table:table-cell>
          <table:table-cell table:formula="of:=[.Y45]-[.W$19]" office:value-type="float" office:value="2264.51612903226" calcext:value-type="float">
            <text:p>2264,5161290323</text:p>
          </table:table-cell>
          <table:table-cell table:formula="of:=ROUND([.Y46])" office:value-type="float" office:value="2265" calcext:value-type="float">
            <text:p>2265</text:p>
          </table:table-cell>
          <table:table-cell table:formula="of:=SQRT(POWER([.W$20];2)+POWER([.Y46];2))" office:value-type="float" office:value="2265.3108613714" calcext:value-type="float">
            <text:p>2265,3108613714</text:p>
          </table:table-cell>
          <table:table-cell table:formula="of:=ROUND([.AA46])" office:value-type="float" office:value="2265" calcext:value-type="float">
            <text:p>2265</text:p>
          </table:table-cell>
          <table:table-cell table:formula="of:=ATAN([.W$20]/[.Y46])" office:value-type="float" office:value="0.0264895288982837" calcext:value-type="float">
            <text:p>0,0264895289</text:p>
          </table:table-cell>
          <table:table-cell table:formula="of:=ROUND([.AC46]*10000)"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table:formula="of:=[.J46]+1" office:value-type="float" office:value="34" calcext:value-type="float">
            <text:p>34</text:p>
          </table:table-cell>
          <table:table-cell table:formula="of:=[.K46]+([.$H$15]-[.$H$14])/([.$H$17]-1)" office:value-type="float" office:value="1452.38095238095" calcext:value-type="float">
            <text:p>1452,380952381</text:p>
          </table:table-cell>
          <table:table-cell table:formula="of:=ROUND([.K47])" office:value-type="float" office:value="1452" calcext:value-type="float">
            <text:p>1452</text:p>
          </table:table-cell>
          <table:table-cell table:number-columns-repeated="4"/>
          <table:table-cell table:formula="of:=[.Q46]+1" office:value-type="float" office:value="34" calcext:value-type="float">
            <text:p>34</text:p>
          </table:table-cell>
          <table:table-cell table:formula="of:=[.R46]+[.$P$18]" office:value-type="float" office:value="86.8055555555542" calcext:value-type="float">
            <text:p>86,8055555556</text:p>
          </table:table-cell>
          <table:table-cell table:formula="of:=ROUND([.R47])" office:value-type="float" office:value="87" calcext:value-type="float">
            <text:p>87</text:p>
          </table:table-cell>
          <table:table-cell table:number-columns-repeated="4"/>
          <table:table-cell table:formula="of:=[.X46]+1" office:value-type="float" office:value="33" calcext:value-type="float">
            <text:p>33</text:p>
          </table:table-cell>
          <table:table-cell table:formula="of:=[.Y46]-[.W$18]" office:value-type="float" office:value="2193.54838709677" calcext:value-type="float">
            <text:p>2193,5483870968</text:p>
          </table:table-cell>
          <table:table-cell table:formula="of:=ROUND([.Y47])" office:value-type="float" office:value="2194" calcext:value-type="float">
            <text:p>2194</text:p>
          </table:table-cell>
          <table:table-cell table:formula="of:=SQRT(POWER([.W$20];2)+POWER([.Y47];2))" office:value-type="float" office:value="2194.36882190184" calcext:value-type="float">
            <text:p>2194,3688219018</text:p>
          </table:table-cell>
          <table:table-cell table:formula="of:=ROUND([.AA47])" office:value-type="float" office:value="2194" calcext:value-type="float">
            <text:p>2194</text:p>
          </table:table-cell>
          <table:table-cell table:formula="of:=ATAN([.W$20]/[.Y47])" office:value-type="float" office:value="0.0273461225650576" calcext:value-type="float">
            <text:p>0,0273461226</text:p>
          </table:table-cell>
          <table:table-cell table:formula="of:=ROUND([.AC47]*10000)" office:value-type="float" office:value="273" calcext:value-type="float">
            <text:p>273</text:p>
          </table:table-cell>
        </table:table-row>
        <table:table-row table:style-name="ro1">
          <table:table-cell table:number-columns-repeated="9"/>
          <table:table-cell table:formula="of:=[.J47]+1" office:value-type="float" office:value="35" calcext:value-type="float">
            <text:p>35</text:p>
          </table:table-cell>
          <table:table-cell table:formula="of:=[.K47]+([.$H$15]-[.$H$14])/([.$H$17]-1)" office:value-type="float" office:value="1487.30158730159" calcext:value-type="float">
            <text:p>1487,3015873016</text:p>
          </table:table-cell>
          <table:table-cell table:formula="of:=ROUND([.K48])" office:value-type="float" office:value="1487" calcext:value-type="float">
            <text:p>1487</text:p>
          </table:table-cell>
          <table:table-cell table:number-columns-repeated="4"/>
          <table:table-cell table:formula="of:=[.Q47]+1" office:value-type="float" office:value="35" calcext:value-type="float">
            <text:p>35</text:p>
          </table:table-cell>
          <table:table-cell table:formula="of:=[.R47]+[.$P$18]" office:value-type="float" office:value="156.249999999999" calcext:value-type="float">
            <text:p>156,25</text:p>
          </table:table-cell>
          <table:table-cell table:formula="of:=ROUND([.R48])" office:value-type="float" office:value="156" calcext:value-type="float">
            <text:p>156</text:p>
          </table:table-cell>
          <table:table-cell table:number-columns-repeated="4"/>
          <table:table-cell table:formula="of:=[.X47]+1" office:value-type="float" office:value="34" calcext:value-type="float">
            <text:p>34</text:p>
          </table:table-cell>
          <table:table-cell table:formula="of:=[.Y47]-[.W$18]" office:value-type="float" office:value="2122.58064516129" calcext:value-type="float">
            <text:p>2122,5806451613</text:p>
          </table:table-cell>
          <table:table-cell table:formula="of:=ROUND([.Y48])" office:value-type="float" office:value="2123" calcext:value-type="float">
            <text:p>2123</text:p>
          </table:table-cell>
          <table:table-cell table:formula="of:=SQRT(POWER([.W$20];2)+POWER([.Y48];2))" office:value-type="float" office:value="2123.42850014153" calcext:value-type="float">
            <text:p>2123,4285001415</text:p>
          </table:table-cell>
          <table:table-cell table:formula="of:=ROUND([.AA48])" office:value-type="float" office:value="2123" calcext:value-type="float">
            <text:p>2123</text:p>
          </table:table-cell>
          <table:table-cell table:formula="of:=ATAN([.W$20]/[.Y48])" office:value-type="float" office:value="0.0282599517661664" calcext:value-type="float">
            <text:p>0,0282599518</text:p>
          </table:table-cell>
          <table:table-cell table:formula="of:=ROUND([.AC48]*10000)" office:value-type="float" office:value="283" calcext:value-type="float">
            <text:p>283</text:p>
          </table:table-cell>
        </table:table-row>
        <table:table-row table:style-name="ro1">
          <table:table-cell table:number-columns-repeated="9"/>
          <table:table-cell table:formula="of:=[.J48]+1" office:value-type="float" office:value="36" calcext:value-type="float">
            <text:p>36</text:p>
          </table:table-cell>
          <table:table-cell table:formula="of:=[.K48]+([.$H$15]-[.$H$14])/([.$H$17]-1)" office:value-type="float" office:value="1522.22222222222" calcext:value-type="float">
            <text:p>1522,2222222222</text:p>
          </table:table-cell>
          <table:table-cell table:formula="of:=ROUND([.K49])" office:value-type="float" office:value="1522" calcext:value-type="float">
            <text:p>1522</text:p>
          </table:table-cell>
          <table:table-cell table:number-columns-repeated="4"/>
          <table:table-cell table:formula="of:=[.Q48]+1" office:value-type="float" office:value="36" calcext:value-type="float">
            <text:p>36</text:p>
          </table:table-cell>
          <table:table-cell table:formula="of:=[.R48]+[.$P$18]" office:value-type="float" office:value="225.694444444443" calcext:value-type="float">
            <text:p>225,6944444444</text:p>
          </table:table-cell>
          <table:table-cell table:formula="of:=ROUND([.R49])" office:value-type="float" office:value="226" calcext:value-type="float">
            <text:p>226</text:p>
          </table:table-cell>
          <table:table-cell table:number-columns-repeated="4"/>
          <table:table-cell table:formula="of:=[.X48]+1" office:value-type="float" office:value="35" calcext:value-type="float">
            <text:p>35</text:p>
          </table:table-cell>
          <table:table-cell table:formula="of:=[.Y48]-[.W$18]" office:value-type="float" office:value="2051.61290322581" calcext:value-type="float">
            <text:p>2051,6129032258</text:p>
          </table:table-cell>
          <table:table-cell table:formula="of:=ROUND([.Y49])" office:value-type="float" office:value="2052" calcext:value-type="float">
            <text:p>2052</text:p>
          </table:table-cell>
          <table:table-cell table:formula="of:=SQRT(POWER([.W$20];2)+POWER([.Y49];2))" office:value-type="float" office:value="2052.49007419832" calcext:value-type="float">
            <text:p>2052,4900741983</text:p>
          </table:table-cell>
          <table:table-cell table:formula="of:=ROUND([.AA49])" office:value-type="float" office:value="2052" calcext:value-type="float">
            <text:p>2052</text:p>
          </table:table-cell>
          <table:table-cell table:formula="of:=ATAN([.W$20]/[.Y49])" office:value-type="float" office:value="0.0292369495955755" calcext:value-type="float">
            <text:p>0,0292369496</text:p>
          </table:table-cell>
          <table:table-cell table:formula="of:=ROUND([.AC49]*10000)" office:value-type="float" office:value="292" calcext:value-type="float">
            <text:p>292</text:p>
          </table:table-cell>
        </table:table-row>
        <table:table-row table:style-name="ro1">
          <table:table-cell table:number-columns-repeated="9"/>
          <table:table-cell table:formula="of:=[.J49]+1" office:value-type="float" office:value="37" calcext:value-type="float">
            <text:p>37</text:p>
          </table:table-cell>
          <table:table-cell table:formula="of:=[.K49]+([.$H$15]-[.$H$14])/([.$H$17]-1)" office:value-type="float" office:value="1557.14285714286" calcext:value-type="float">
            <text:p>1557,1428571429</text:p>
          </table:table-cell>
          <table:table-cell table:formula="of:=ROUND([.K50])" office:value-type="float" office:value="1557" calcext:value-type="float">
            <text:p>1557</text:p>
          </table:table-cell>
          <table:table-cell table:number-columns-repeated="4"/>
          <table:table-cell table:formula="of:=[.Q49]+1" office:value-type="float" office:value="37" calcext:value-type="float">
            <text:p>37</text:p>
          </table:table-cell>
          <table:table-cell table:formula="of:=[.R49]+[.$P$18]" office:value-type="float" office:value="295.138888888888" calcext:value-type="float">
            <text:p>295,1388888889</text:p>
          </table:table-cell>
          <table:table-cell table:formula="of:=ROUND([.R50])" office:value-type="float" office:value="295" calcext:value-type="float">
            <text:p>295</text:p>
          </table:table-cell>
          <table:table-cell table:number-columns-repeated="4"/>
          <table:table-cell table:formula="of:=[.X49]+1" office:value-type="float" office:value="36" calcext:value-type="float">
            <text:p>36</text:p>
          </table:table-cell>
          <table:table-cell table:formula="of:=[.Y49]-[.W$18]" office:value-type="float" office:value="1980.64516129032" calcext:value-type="float">
            <text:p>1980,6451612903</text:p>
          </table:table-cell>
          <table:table-cell table:formula="of:=ROUND([.Y50])" office:value-type="float" office:value="1981" calcext:value-type="float">
            <text:p>1981</text:p>
          </table:table-cell>
          <table:table-cell table:formula="of:=SQRT(POWER([.W$20];2)+POWER([.Y50];2))" office:value-type="float" office:value="1981.55374767952" calcext:value-type="float">
            <text:p>1981,5537476795</text:p>
          </table:table-cell>
          <table:table-cell table:formula="of:=ROUND([.AA50])" office:value-type="float" office:value="1982" calcext:value-type="float">
            <text:p>1982</text:p>
          </table:table-cell>
          <table:table-cell table:formula="of:=ATAN([.W$20]/[.Y50])" office:value-type="float" office:value="0.0302838982776011" calcext:value-type="float">
            <text:p>0,0302838983</text:p>
          </table:table-cell>
          <table:table-cell table:formula="of:=ROUND([.AC50]*10000)" office:value-type="float" office:value="303" calcext:value-type="float">
            <text:p>303</text:p>
          </table:table-cell>
        </table:table-row>
        <table:table-row table:style-name="ro1">
          <table:table-cell table:number-columns-repeated="9"/>
          <table:table-cell table:formula="of:=[.J50]+1" office:value-type="float" office:value="38" calcext:value-type="float">
            <text:p>38</text:p>
          </table:table-cell>
          <table:table-cell table:formula="of:=[.K50]+([.$H$15]-[.$H$14])/([.$H$17]-1)" office:value-type="float" office:value="1592.06349206349" calcext:value-type="float">
            <text:p>1592,0634920635</text:p>
          </table:table-cell>
          <table:table-cell table:formula="of:=ROUND([.K51])" office:value-type="float" office:value="1592" calcext:value-type="float">
            <text:p>1592</text:p>
          </table:table-cell>
          <table:table-cell table:number-columns-repeated="4"/>
          <table:table-cell table:formula="of:=[.Q50]+1" office:value-type="float" office:value="38" calcext:value-type="float">
            <text:p>38</text:p>
          </table:table-cell>
          <table:table-cell table:formula="of:=[.R50]+[.$P$18]" office:value-type="float" office:value="364.583333333332" calcext:value-type="float">
            <text:p>364,5833333333</text:p>
          </table:table-cell>
          <table:table-cell table:formula="of:=ROUND([.R51])" office:value-type="float" office:value="365" calcext:value-type="float">
            <text:p>365</text:p>
          </table:table-cell>
          <table:table-cell table:number-columns-repeated="4"/>
          <table:table-cell table:formula="of:=[.X50]+1" office:value-type="float" office:value="37" calcext:value-type="float">
            <text:p>37</text:p>
          </table:table-cell>
          <table:table-cell table:formula="of:=[.Y50]-[.W$18]" office:value-type="float" office:value="1909.67741935484" calcext:value-type="float">
            <text:p>1909,6774193548</text:p>
          </table:table-cell>
          <table:table-cell table:formula="of:=ROUND([.Y51])" office:value-type="float" office:value="1910" calcext:value-type="float">
            <text:p>1910</text:p>
          </table:table-cell>
          <table:table-cell table:formula="of:=SQRT(POWER([.W$20];2)+POWER([.Y51];2))" office:value-type="float" office:value="1910.61975442362" calcext:value-type="float">
            <text:p>1910,6197544236</text:p>
          </table:table-cell>
          <table:table-cell table:formula="of:=ROUND([.AA51])" office:value-type="float" office:value="1911" calcext:value-type="float">
            <text:p>1911</text:p>
          </table:table-cell>
          <table:table-cell table:formula="of:=ATAN([.W$20]/[.Y51])" office:value-type="float" office:value="0.0314085866587087" calcext:value-type="float">
            <text:p>0,0314085867</text:p>
          </table:table-cell>
          <table:table-cell table:formula="of:=ROUND([.AC51]*10000)" office:value-type="float" office:value="314" calcext:value-type="float">
            <text:p>314</text:p>
          </table:table-cell>
        </table:table-row>
        <table:table-row table:style-name="ro1">
          <table:table-cell table:number-columns-repeated="9"/>
          <table:table-cell table:formula="of:=[.J51]+1" office:value-type="float" office:value="39" calcext:value-type="float">
            <text:p>39</text:p>
          </table:table-cell>
          <table:table-cell table:formula="of:=[.K51]+([.$H$15]-[.$H$14])/([.$H$17]-1)" office:value-type="float" office:value="1626.98412698413" calcext:value-type="float">
            <text:p>1626,9841269841</text:p>
          </table:table-cell>
          <table:table-cell table:formula="of:=ROUND([.K52])" office:value-type="float" office:value="1627" calcext:value-type="float">
            <text:p>1627</text:p>
          </table:table-cell>
          <table:table-cell table:number-columns-repeated="4"/>
          <table:table-cell table:formula="of:=[.Q51]+1" office:value-type="float" office:value="39" calcext:value-type="float">
            <text:p>39</text:p>
          </table:table-cell>
          <table:table-cell table:formula="of:=[.R51]+[.$P$18]" office:value-type="float" office:value="434.027777777777" calcext:value-type="float">
            <text:p>434,0277777778</text:p>
          </table:table-cell>
          <table:table-cell table:formula="of:=ROUND([.R52])" office:value-type="float" office:value="434" calcext:value-type="float">
            <text:p>434</text:p>
          </table:table-cell>
          <table:table-cell table:number-columns-repeated="4"/>
          <table:table-cell table:formula="of:=[.X51]+1" office:value-type="float" office:value="38" calcext:value-type="float">
            <text:p>38</text:p>
          </table:table-cell>
          <table:table-cell table:formula="of:=[.Y51]-[.W$18]" office:value-type="float" office:value="1838.70967741936" calcext:value-type="float">
            <text:p>1838,7096774194</text:p>
          </table:table-cell>
          <table:table-cell table:formula="of:=ROUND([.Y52])" office:value-type="float" office:value="1839" calcext:value-type="float">
            <text:p>1839</text:p>
          </table:table-cell>
          <table:table-cell table:formula="of:=SQRT(POWER([.W$20];2)+POWER([.Y52];2))" office:value-type="float" office:value="1839.68836432576" calcext:value-type="float">
            <text:p>1839,6883643258</text:p>
          </table:table-cell>
          <table:table-cell table:formula="of:=ROUND([.AA52])" office:value-type="float" office:value="1840" calcext:value-type="float">
            <text:p>1840</text:p>
          </table:table-cell>
          <table:table-cell table:formula="of:=ATAN([.W$20]/[.Y52])" office:value-type="float" office:value="0.0326200040895237" calcext:value-type="float">
            <text:p>0,0326200041</text:p>
          </table:table-cell>
          <table:table-cell table:formula="of:=ROUND([.AC52]*10000)" office:value-type="float" office:value="326" calcext:value-type="float">
            <text:p>326</text:p>
          </table:table-cell>
        </table:table-row>
        <table:table-row table:style-name="ro1">
          <table:table-cell table:number-columns-repeated="9"/>
          <table:table-cell table:formula="of:=[.J52]+1" office:value-type="float" office:value="40" calcext:value-type="float">
            <text:p>40</text:p>
          </table:table-cell>
          <table:table-cell table:formula="of:=[.K52]+([.$H$15]-[.$H$14])/([.$H$17]-1)" office:value-type="float" office:value="1661.90476190476" calcext:value-type="float">
            <text:p>1661,9047619048</text:p>
          </table:table-cell>
          <table:table-cell table:formula="of:=ROUND([.K53])" office:value-type="float" office:value="1662" calcext:value-type="float">
            <text:p>1662</text:p>
          </table:table-cell>
          <table:table-cell table:number-columns-repeated="4"/>
          <table:table-cell table:formula="of:=[.Q52]+1" office:value-type="float" office:value="40" calcext:value-type="float">
            <text:p>40</text:p>
          </table:table-cell>
          <table:table-cell table:formula="of:=[.R52]+[.$P$18]" office:value-type="float" office:value="503.472222222221" calcext:value-type="float">
            <text:p>503,4722222222</text:p>
          </table:table-cell>
          <table:table-cell table:formula="of:=ROUND([.R53])" office:value-type="float" office:value="503" calcext:value-type="float">
            <text:p>503</text:p>
          </table:table-cell>
          <table:table-cell table:number-columns-repeated="4"/>
          <table:table-cell table:formula="of:=[.X52]+1" office:value-type="float" office:value="39" calcext:value-type="float">
            <text:p>39</text:p>
          </table:table-cell>
          <table:table-cell table:formula="of:=[.Y52]-[.W$18]" office:value-type="float" office:value="1767.74193548387" calcext:value-type="float">
            <text:p>1767,7419354839</text:p>
          </table:table-cell>
          <table:table-cell table:formula="of:=ROUND([.Y53])" office:value-type="float" office:value="1768" calcext:value-type="float">
            <text:p>1768</text:p>
          </table:table-cell>
          <table:table-cell table:formula="of:=SQRT(POWER([.W$20];2)+POWER([.Y53];2))" office:value-type="float" office:value="1768.75989056408" calcext:value-type="float">
            <text:p>1768,7598905641</text:p>
          </table:table-cell>
          <table:table-cell table:formula="of:=ROUND([.AA53])" office:value-type="float" office:value="1769" calcext:value-type="float">
            <text:p>1769</text:p>
          </table:table-cell>
          <table:table-cell table:formula="of:=ATAN([.W$20]/[.Y53])" office:value-type="float" office:value="0.0339285808957741" calcext:value-type="float">
            <text:p>0,0339285809</text:p>
          </table:table-cell>
          <table:table-cell table:formula="of:=ROUND([.AC53]*10000)" office:value-type="float" office:value="339" calcext:value-type="float">
            <text:p>339</text:p>
          </table:table-cell>
        </table:table-row>
        <table:table-row table:style-name="ro1">
          <table:table-cell table:number-columns-repeated="9"/>
          <table:table-cell table:formula="of:=[.J53]+1" office:value-type="float" office:value="41" calcext:value-type="float">
            <text:p>41</text:p>
          </table:table-cell>
          <table:table-cell table:formula="of:=[.K53]+([.$H$15]-[.$H$14])/([.$H$17]-1)" office:value-type="float" office:value="1696.8253968254" calcext:value-type="float">
            <text:p>1696,8253968254</text:p>
          </table:table-cell>
          <table:table-cell table:formula="of:=ROUND([.K54])" office:value-type="float" office:value="1697" calcext:value-type="float">
            <text:p>1697</text:p>
          </table:table-cell>
          <table:table-cell table:number-columns-repeated="4"/>
          <table:table-cell table:formula="of:=[.Q53]+1" office:value-type="float" office:value="41" calcext:value-type="float">
            <text:p>41</text:p>
          </table:table-cell>
          <table:table-cell table:formula="of:=[.R53]+[.$P$18]" office:value-type="float" office:value="572.916666666665" calcext:value-type="float">
            <text:p>572,9166666667</text:p>
          </table:table-cell>
          <table:table-cell table:formula="of:=ROUND([.R54])" office:value-type="float" office:value="573" calcext:value-type="float">
            <text:p>573</text:p>
          </table:table-cell>
          <table:table-cell table:number-columns-repeated="4"/>
          <table:table-cell table:formula="of:=[.X53]+1" office:value-type="float" office:value="40" calcext:value-type="float">
            <text:p>40</text:p>
          </table:table-cell>
          <table:table-cell table:formula="of:=[.Y53]-[.W$18]" office:value-type="float" office:value="1696.77419354839" calcext:value-type="float">
            <text:p>1696,7741935484</text:p>
          </table:table-cell>
          <table:table-cell table:formula="of:=ROUND([.Y54])" office:value-type="float" office:value="1697" calcext:value-type="float">
            <text:p>1697</text:p>
          </table:table-cell>
          <table:table-cell table:formula="of:=SQRT(POWER([.W$20];2)+POWER([.Y54];2))" office:value-type="float" office:value="1697.83469863582" calcext:value-type="float">
            <text:p>1697,8346986358</text:p>
          </table:table-cell>
          <table:table-cell table:formula="of:=ROUND([.AA54])" office:value-type="float" office:value="1698" calcext:value-type="float">
            <text:p>1698</text:p>
          </table:table-cell>
          <table:table-cell table:formula="of:=ATAN([.W$20]/[.Y54])" office:value-type="float" office:value="0.0353464890383171" calcext:value-type="float">
            <text:p>0,035346489</text:p>
          </table:table-cell>
          <table:table-cell table:formula="of:=ROUND([.AC54]*10000)"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table:formula="of:=[.J54]+1" office:value-type="float" office:value="42" calcext:value-type="float">
            <text:p>42</text:p>
          </table:table-cell>
          <table:table-cell table:formula="of:=[.K54]+([.$H$15]-[.$H$14])/([.$H$17]-1)" office:value-type="float" office:value="1731.74603174603" calcext:value-type="float">
            <text:p>1731,746031746</text:p>
          </table:table-cell>
          <table:table-cell table:formula="of:=ROUND([.K55])" office:value-type="float" office:value="1732" calcext:value-type="float">
            <text:p>1732</text:p>
          </table:table-cell>
          <table:table-cell table:number-columns-repeated="4"/>
          <table:table-cell table:formula="of:=[.Q54]+1" office:value-type="float" office:value="42" calcext:value-type="float">
            <text:p>42</text:p>
          </table:table-cell>
          <table:table-cell table:formula="of:=[.R54]+[.$P$18]" office:value-type="float" office:value="642.36111111111" calcext:value-type="float">
            <text:p>642,3611111111</text:p>
          </table:table-cell>
          <table:table-cell table:formula="of:=ROUND([.R55])" office:value-type="float" office:value="642" calcext:value-type="float">
            <text:p>642</text:p>
          </table:table-cell>
          <table:table-cell table:number-columns-repeated="4"/>
          <table:table-cell table:formula="of:=[.X54]+1" office:value-type="float" office:value="41" calcext:value-type="float">
            <text:p>41</text:p>
          </table:table-cell>
          <table:table-cell table:formula="of:=[.Y54]-[.W$18]" office:value-type="float" office:value="1625.8064516129" calcext:value-type="float">
            <text:p>1625,8064516129</text:p>
          </table:table-cell>
          <table:table-cell table:formula="of:=ROUND([.Y55])" office:value-type="float" office:value="1626" calcext:value-type="float">
            <text:p>1626</text:p>
          </table:table-cell>
          <table:table-cell table:formula="of:=SQRT(POWER([.W$20];2)+POWER([.Y55];2))" office:value-type="float" office:value="1626.91321775507" calcext:value-type="float">
            <text:p>1626,9132177551</text:p>
          </table:table-cell>
          <table:table-cell table:formula="of:=ROUND([.AA55])" office:value-type="float" office:value="1627" calcext:value-type="float">
            <text:p>1627</text:p>
          </table:table-cell>
          <table:table-cell table:formula="of:=ATAN([.W$20]/[.Y55])" office:value-type="float" office:value="0.0368880212949792" calcext:value-type="float">
            <text:p>0,0368880213</text:p>
          </table:table-cell>
          <table:table-cell table:formula="of:=ROUND([.AC55]*10000)" office:value-type="float" office:value="369" calcext:value-type="float">
            <text:p>369</text:p>
          </table:table-cell>
        </table:table-row>
        <table:table-row table:style-name="ro1">
          <table:table-cell table:number-columns-repeated="9"/>
          <table:table-cell table:formula="of:=[.J55]+1" office:value-type="float" office:value="43" calcext:value-type="float">
            <text:p>43</text:p>
          </table:table-cell>
          <table:table-cell table:formula="of:=[.K55]+([.$H$15]-[.$H$14])/([.$H$17]-1)" office:value-type="float" office:value="1766.66666666667" calcext:value-type="float">
            <text:p>1766,6666666667</text:p>
          </table:table-cell>
          <table:table-cell table:formula="of:=ROUND([.K56])" office:value-type="float" office:value="1767" calcext:value-type="float">
            <text:p>1767</text:p>
          </table:table-cell>
          <table:table-cell table:number-columns-repeated="4"/>
          <table:table-cell table:formula="of:=[.Q55]+1" office:value-type="float" office:value="43" calcext:value-type="float">
            <text:p>43</text:p>
          </table:table-cell>
          <table:table-cell table:formula="of:=[.R55]+[.$P$18]" office:value-type="float" office:value="711.805555555554" calcext:value-type="float">
            <text:p>711,8055555556</text:p>
          </table:table-cell>
          <table:table-cell table:formula="of:=ROUND([.R56])" office:value-type="float" office:value="712" calcext:value-type="float">
            <text:p>712</text:p>
          </table:table-cell>
          <table:table-cell table:number-columns-repeated="4"/>
          <table:table-cell table:formula="of:=[.X55]+1" office:value-type="float" office:value="42" calcext:value-type="float">
            <text:p>42</text:p>
          </table:table-cell>
          <table:table-cell table:formula="of:=[.Y55]-[.W$18]" office:value-type="float" office:value="1554.83870967742" calcext:value-type="float">
            <text:p>1554,8387096774</text:p>
          </table:table-cell>
          <table:table-cell table:formula="of:=ROUND([.Y56])" office:value-type="float" office:value="1555" calcext:value-type="float">
            <text:p>1555</text:p>
          </table:table-cell>
          <table:table-cell table:formula="of:=SQRT(POWER([.W$20];2)+POWER([.Y56];2))" office:value-type="float" office:value="1555.99595536471" calcext:value-type="float">
            <text:p>1555,9959553647</text:p>
          </table:table-cell>
          <table:table-cell table:formula="of:=ROUND([.AA56])" office:value-type="float" office:value="1556" calcext:value-type="float">
            <text:p>1556</text:p>
          </table:table-cell>
          <table:table-cell table:formula="of:=ATAN([.W$20]/[.Y56])" office:value-type="float" office:value="0.038570073965488" calcext:value-type="float">
            <text:p>0,038570074</text:p>
          </table:table-cell>
          <table:table-cell table:formula="of:=ROUND([.AC56]*10000)" office:value-type="float" office:value="386" calcext:value-type="float">
            <text:p>386</text:p>
          </table:table-cell>
        </table:table-row>
        <table:table-row table:style-name="ro1">
          <table:table-cell table:number-columns-repeated="9"/>
          <table:table-cell table:formula="of:=[.J56]+1" office:value-type="float" office:value="44" calcext:value-type="float">
            <text:p>44</text:p>
          </table:table-cell>
          <table:table-cell table:formula="of:=[.K56]+([.$H$15]-[.$H$14])/([.$H$17]-1)" office:value-type="float" office:value="1801.5873015873" calcext:value-type="float">
            <text:p>1801,5873015873</text:p>
          </table:table-cell>
          <table:table-cell table:formula="of:=ROUND([.K57])" office:value-type="float" office:value="1802" calcext:value-type="float">
            <text:p>1802</text:p>
          </table:table-cell>
          <table:table-cell table:number-columns-repeated="4"/>
          <table:table-cell table:formula="of:=[.Q56]+1" office:value-type="float" office:value="44" calcext:value-type="float">
            <text:p>44</text:p>
          </table:table-cell>
          <table:table-cell table:formula="of:=[.R56]+[.$P$18]" office:value-type="float" office:value="781.249999999999" calcext:value-type="float">
            <text:p>781,25</text:p>
          </table:table-cell>
          <table:table-cell table:formula="of:=ROUND([.R57])" office:value-type="float" office:value="781" calcext:value-type="float">
            <text:p>781</text:p>
          </table:table-cell>
          <table:table-cell table:number-columns-repeated="4"/>
          <table:table-cell table:formula="of:=[.X56]+1" office:value-type="float" office:value="43" calcext:value-type="float">
            <text:p>43</text:p>
          </table:table-cell>
          <table:table-cell table:formula="of:=[.Y56]-[.W$18]" office:value-type="float" office:value="1483.87096774194" calcext:value-type="float">
            <text:p>1483,8709677419</text:p>
          </table:table-cell>
          <table:table-cell table:formula="of:=ROUND([.Y57])" office:value-type="float" office:value="1484" calcext:value-type="float">
            <text:p>1484</text:p>
          </table:table-cell>
          <table:table-cell table:formula="of:=SQRT(POWER([.W$20];2)+POWER([.Y57];2))" office:value-type="float" office:value="1485.08351580219" calcext:value-type="float">
            <text:p>1485,0835158022</text:p>
          </table:table-cell>
          <table:table-cell table:formula="of:=ROUND([.AA57])" office:value-type="float" office:value="1485" calcext:value-type="float">
            <text:p>1485</text:p>
          </table:table-cell>
          <table:table-cell table:formula="of:=ATAN([.W$20]/[.Y57])" office:value-type="float" office:value="0.0404127676266461" calcext:value-type="float">
            <text:p>0,0404127676</text:p>
          </table:table-cell>
          <table:table-cell table:formula="of:=ROUND([.AC57]*10000)" office:value-type="float" office:value="404" calcext:value-type="float">
            <text:p>404</text:p>
          </table:table-cell>
        </table:table-row>
        <table:table-row table:style-name="ro1">
          <table:table-cell table:number-columns-repeated="9"/>
          <table:table-cell table:formula="of:=[.J57]+1" office:value-type="float" office:value="45" calcext:value-type="float">
            <text:p>45</text:p>
          </table:table-cell>
          <table:table-cell table:formula="of:=[.K57]+([.$H$15]-[.$H$14])/([.$H$17]-1)" office:value-type="float" office:value="1836.50793650794" calcext:value-type="float">
            <text:p>1836,5079365079</text:p>
          </table:table-cell>
          <table:table-cell table:formula="of:=ROUND([.K58])" office:value-type="float" office:value="1837" calcext:value-type="float">
            <text:p>1837</text:p>
          </table:table-cell>
          <table:table-cell table:number-columns-repeated="4"/>
          <table:table-cell table:formula="of:=[.Q57]+1" office:value-type="float" office:value="45" calcext:value-type="float">
            <text:p>45</text:p>
          </table:table-cell>
          <table:table-cell table:formula="of:=[.R57]+[.$P$18]" office:value-type="float" office:value="850.694444444443" calcext:value-type="float">
            <text:p>850,6944444444</text:p>
          </table:table-cell>
          <table:table-cell table:formula="of:=ROUND([.R58])" office:value-type="float" office:value="851" calcext:value-type="float">
            <text:p>851</text:p>
          </table:table-cell>
          <table:table-cell table:number-columns-repeated="4"/>
          <table:table-cell table:formula="of:=[.X57]+1" office:value-type="float" office:value="44" calcext:value-type="float">
            <text:p>44</text:p>
          </table:table-cell>
          <table:table-cell table:formula="of:=[.Y57]-[.W$18]" office:value-type="float" office:value="1412.90322580645" calcext:value-type="float">
            <text:p>1412,9032258065</text:p>
          </table:table-cell>
          <table:table-cell table:formula="of:=ROUND([.Y58])" office:value-type="float" office:value="1413" calcext:value-type="float">
            <text:p>1413</text:p>
          </table:table-cell>
          <table:table-cell table:formula="of:=SQRT(POWER([.W$20];2)+POWER([.Y58];2))" office:value-type="float" office:value="1414.17662457498" calcext:value-type="float">
            <text:p>1414,176624575</text:p>
          </table:table-cell>
          <table:table-cell table:formula="of:=ROUND([.AA58])" office:value-type="float" office:value="1414" calcext:value-type="float">
            <text:p>1414</text:p>
          </table:table-cell>
          <table:table-cell table:formula="of:=ATAN([.W$20]/[.Y58])" office:value-type="float" office:value="0.0424402542755394" calcext:value-type="float">
            <text:p>0,0424402543</text:p>
          </table:table-cell>
          <table:table-cell table:formula="of:=ROUND([.AC58]*10000)" office:value-type="float" office:value="424" calcext:value-type="float">
            <text:p>424</text:p>
          </table:table-cell>
        </table:table-row>
        <table:table-row table:style-name="ro1">
          <table:table-cell table:number-columns-repeated="9"/>
          <table:table-cell table:formula="of:=[.J58]+1" office:value-type="float" office:value="46" calcext:value-type="float">
            <text:p>46</text:p>
          </table:table-cell>
          <table:table-cell table:formula="of:=[.K58]+([.$H$15]-[.$H$14])/([.$H$17]-1)" office:value-type="float" office:value="1871.42857142857" calcext:value-type="float">
            <text:p>1871,4285714286</text:p>
          </table:table-cell>
          <table:table-cell table:formula="of:=ROUND([.K59])" office:value-type="float" office:value="1871" calcext:value-type="float">
            <text:p>1871</text:p>
          </table:table-cell>
          <table:table-cell table:number-columns-repeated="4"/>
          <table:table-cell table:formula="of:=[.Q58]+1" office:value-type="float" office:value="46" calcext:value-type="float">
            <text:p>46</text:p>
          </table:table-cell>
          <table:table-cell table:formula="of:=[.R58]+[.$P$18]" office:value-type="float" office:value="920.138888888888" calcext:value-type="float">
            <text:p>920,1388888889</text:p>
          </table:table-cell>
          <table:table-cell table:formula="of:=ROUND([.R59])" office:value-type="float" office:value="920" calcext:value-type="float">
            <text:p>920</text:p>
          </table:table-cell>
          <table:table-cell table:number-columns-repeated="4"/>
          <table:table-cell table:formula="of:=[.X58]+1" office:value-type="float" office:value="45" calcext:value-type="float">
            <text:p>45</text:p>
          </table:table-cell>
          <table:table-cell table:formula="of:=[.Y58]-[.W$18]" office:value-type="float" office:value="1341.93548387097" calcext:value-type="float">
            <text:p>1341,935483871</text:p>
          </table:table-cell>
          <table:table-cell table:formula="of:=ROUND([.Y59])" office:value-type="float" office:value="1342" calcext:value-type="float">
            <text:p>1342</text:p>
          </table:table-cell>
          <table:table-cell table:formula="of:=SQRT(POWER([.W$20];2)+POWER([.Y59];2))" office:value-type="float" office:value="1343.27616031552" calcext:value-type="float">
            <text:p>1343,2761603155</text:p>
          </table:table-cell>
          <table:table-cell table:formula="of:=ROUND([.AA59])" office:value-type="float" office:value="1343" calcext:value-type="float">
            <text:p>1343</text:p>
          </table:table-cell>
          <table:table-cell table:formula="of:=ATAN([.W$20]/[.Y59])" office:value-type="float" office:value="0.0446817795465703" calcext:value-type="float">
            <text:p>0,0446817795</text:p>
          </table:table-cell>
          <table:table-cell table:formula="of:=ROUND([.AC59]*10000)" office:value-type="float" office:value="447" calcext:value-type="float">
            <text:p>447</text:p>
          </table:table-cell>
        </table:table-row>
        <table:table-row table:style-name="ro1">
          <table:table-cell table:number-columns-repeated="9"/>
          <table:table-cell table:formula="of:=[.J59]+1" office:value-type="float" office:value="47" calcext:value-type="float">
            <text:p>47</text:p>
          </table:table-cell>
          <table:table-cell table:formula="of:=[.K59]+([.$H$15]-[.$H$14])/([.$H$17]-1)" office:value-type="float" office:value="1906.34920634921" calcext:value-type="float">
            <text:p>1906,3492063492</text:p>
          </table:table-cell>
          <table:table-cell table:formula="of:=ROUND([.K60])" office:value-type="float" office:value="1906" calcext:value-type="float">
            <text:p>1906</text:p>
          </table:table-cell>
          <table:table-cell table:number-columns-repeated="4"/>
          <table:table-cell table:formula="of:=[.Q59]+1" office:value-type="float" office:value="47" calcext:value-type="float">
            <text:p>47</text:p>
          </table:table-cell>
          <table:table-cell table:formula="of:=[.R59]+[.$P$18]" office:value-type="float" office:value="989.583333333332" calcext:value-type="float">
            <text:p>989,5833333333</text:p>
          </table:table-cell>
          <table:table-cell table:formula="of:=ROUND([.R60])" office:value-type="float" office:value="990" calcext:value-type="float">
            <text:p>990</text:p>
          </table:table-cell>
          <table:table-cell table:number-columns-repeated="4"/>
          <table:table-cell table:formula="of:=[.X59]+1" office:value-type="float" office:value="46" calcext:value-type="float">
            <text:p>46</text:p>
          </table:table-cell>
          <table:table-cell table:formula="of:=[.Y59]-[.W$18]" office:value-type="float" office:value="1270.96774193548" calcext:value-type="float">
            <text:p>1270,9677419355</text:p>
          </table:table-cell>
          <table:table-cell table:formula="of:=ROUND([.Y60])" office:value-type="float" office:value="1271" calcext:value-type="float">
            <text:p>1271</text:p>
          </table:table-cell>
          <table:table-cell table:formula="of:=SQRT(POWER([.W$20];2)+POWER([.Y60];2))" office:value-type="float" office:value="1272.38319740579" calcext:value-type="float">
            <text:p>1272,3831974058</text:p>
          </table:table-cell>
          <table:table-cell table:formula="of:=ROUND([.AA60])" office:value-type="float" office:value="1272" calcext:value-type="float">
            <text:p>1272</text:p>
          </table:table-cell>
          <table:table-cell table:formula="of:=ATAN([.W$20]/[.Y60])" office:value-type="float" office:value="0.0471730991999167" calcext:value-type="float">
            <text:p>0,0471730992</text:p>
          </table:table-cell>
          <table:table-cell table:formula="of:=ROUND([.AC60]*10000)" office:value-type="float" office:value="472" calcext:value-type="float">
            <text:p>472</text:p>
          </table:table-cell>
        </table:table-row>
        <table:table-row table:style-name="ro1">
          <table:table-cell table:number-columns-repeated="9"/>
          <table:table-cell table:formula="of:=[.J60]+1" office:value-type="float" office:value="48" calcext:value-type="float">
            <text:p>48</text:p>
          </table:table-cell>
          <table:table-cell table:formula="of:=[.K60]+([.$H$15]-[.$H$14])/([.$H$17]-1)" office:value-type="float" office:value="1941.26984126984" calcext:value-type="float">
            <text:p>1941,2698412699</text:p>
          </table:table-cell>
          <table:table-cell table:formula="of:=ROUND([.K61])" office:value-type="float" office:value="1941" calcext:value-type="float">
            <text:p>1941</text:p>
          </table:table-cell>
          <table:table-cell table:number-columns-repeated="4"/>
          <table:table-cell table:formula="of:=[.Q60]+1" office:value-type="float" office:value="48" calcext:value-type="float">
            <text:p>48</text:p>
          </table:table-cell>
          <table:table-cell table:formula="of:=[.R60]+[.$P$18]" office:value-type="float" office:value="1059.02777777778" calcext:value-type="float">
            <text:p>1059,0277777778</text:p>
          </table:table-cell>
          <table:table-cell table:formula="of:=ROUND([.R61])" office:value-type="float" office:value="1059" calcext:value-type="float">
            <text:p>1059</text:p>
          </table:table-cell>
          <table:table-cell table:number-columns-repeated="4"/>
          <table:table-cell table:formula="of:=[.X60]+1" office:value-type="float" office:value="47" calcext:value-type="float">
            <text:p>47</text:p>
          </table:table-cell>
          <table:table-cell table:formula="of:=[.Y60]-[.W$18]" office:value-type="float" office:value="1200" calcext:value-type="float">
            <text:p>1200</text:p>
          </table:table-cell>
          <table:table-cell table:formula="of:=ROUND([.Y61])" office:value-type="float" office:value="1200" calcext:value-type="float">
            <text:p>1200</text:p>
          </table:table-cell>
          <table:table-cell table:formula="of:=SQRT(POWER([.W$20];2)+POWER([.Y61];2))" office:value-type="float" office:value="1201.49906367005" calcext:value-type="float">
            <text:p>1201,4990636701</text:p>
          </table:table-cell>
          <table:table-cell table:formula="of:=ROUND([.AA61])" office:value-type="float" office:value="1201" calcext:value-type="float">
            <text:p>1201</text:p>
          </table:table-cell>
          <table:table-cell table:formula="of:=ATAN([.W$20]/[.Y61])" office:value-type="float" office:value="0.0499583957219428" calcext:value-type="float">
            <text:p>0,0499583957</text:p>
          </table:table-cell>
          <table:table-cell table:formula="of:=ROUND([.AC61]*10000)"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  <table:table-cell table:formula="of:=[.J61]+1" office:value-type="float" office:value="49" calcext:value-type="float">
            <text:p>49</text:p>
          </table:table-cell>
          <table:table-cell table:formula="of:=[.K61]+([.$H$15]-[.$H$14])/([.$H$17]-1)" office:value-type="float" office:value="1976.19047619048" calcext:value-type="float">
            <text:p>1976,1904761905</text:p>
          </table:table-cell>
          <table:table-cell table:formula="of:=ROUND([.K62])" office:value-type="float" office:value="1976" calcext:value-type="float">
            <text:p>1976</text:p>
          </table:table-cell>
          <table:table-cell table:number-columns-repeated="4"/>
          <table:table-cell table:formula="of:=[.Q61]+1" office:value-type="float" office:value="49" calcext:value-type="float">
            <text:p>49</text:p>
          </table:table-cell>
          <table:table-cell table:formula="of:=[.R61]+[.$P$18]" office:value-type="float" office:value="1128.47222222222" calcext:value-type="float">
            <text:p>1128,4722222222</text:p>
          </table:table-cell>
          <table:table-cell table:formula="of:=ROUND([.R62])" office:value-type="float" office:value="1128" calcext:value-type="float">
            <text:p>1128</text:p>
          </table:table-cell>
          <table:table-cell table:number-columns-repeated="4"/>
          <table:table-cell table:formula="of:=[.X61]+1" office:value-type="float" office:value="48" calcext:value-type="float">
            <text:p>48</text:p>
          </table:table-cell>
          <table:table-cell table:formula="of:=[.Y61]-[.W$18]" office:value-type="float" office:value="1129.03225806452" calcext:value-type="float">
            <text:p>1129,0322580645</text:p>
          </table:table-cell>
          <table:table-cell table:formula="of:=ROUND([.Y62])" office:value-type="float" office:value="1129" calcext:value-type="float">
            <text:p>1129</text:p>
          </table:table-cell>
          <table:table-cell table:formula="of:=SQRT(POWER([.W$20];2)+POWER([.Y62];2))" office:value-type="float" office:value="1130.6254197347" calcext:value-type="float">
            <text:p>1130,6254197347</text:p>
          </table:table-cell>
          <table:table-cell table:formula="of:=ROUND([.AA62])" office:value-type="float" office:value="1131" calcext:value-type="float">
            <text:p>1131</text:p>
          </table:table-cell>
          <table:table-cell table:formula="of:=ATAN([.W$20]/[.Y62])" office:value-type="float" office:value="0.0530929137096417" calcext:value-type="float">
            <text:p>0,0530929137</text:p>
          </table:table-cell>
          <table:table-cell table:formula="of:=ROUND([.AC62]*10000)" office:value-type="float" office:value="531" calcext:value-type="float">
            <text:p>531</text:p>
          </table:table-cell>
        </table:table-row>
        <table:table-row table:style-name="ro1">
          <table:table-cell table:number-columns-repeated="9"/>
          <table:table-cell table:formula="of:=[.J62]+1" office:value-type="float" office:value="50" calcext:value-type="float">
            <text:p>50</text:p>
          </table:table-cell>
          <table:table-cell table:formula="of:=[.K62]+([.$H$15]-[.$H$14])/([.$H$17]-1)" office:value-type="float" office:value="2011.11111111111" calcext:value-type="float">
            <text:p>2011,1111111111</text:p>
          </table:table-cell>
          <table:table-cell table:formula="of:=ROUND([.K63])" office:value-type="float" office:value="2011" calcext:value-type="float">
            <text:p>2011</text:p>
          </table:table-cell>
          <table:table-cell table:number-columns-repeated="4"/>
          <table:table-cell table:formula="of:=[.Q62]+1" office:value-type="float" office:value="50" calcext:value-type="float">
            <text:p>50</text:p>
          </table:table-cell>
          <table:table-cell table:formula="of:=[.R62]+[.$P$18]" office:value-type="float" office:value="1197.91666666667" calcext:value-type="float">
            <text:p>1197,9166666667</text:p>
          </table:table-cell>
          <table:table-cell table:formula="of:=ROUND([.R63])" office:value-type="float" office:value="1198" calcext:value-type="float">
            <text:p>1198</text:p>
          </table:table-cell>
          <table:table-cell table:number-columns-repeated="4"/>
          <table:table-cell table:formula="of:=[.X62]+1" office:value-type="float" office:value="49" calcext:value-type="float">
            <text:p>49</text:p>
          </table:table-cell>
          <table:table-cell table:formula="of:=[.Y62]-[.W$18]" office:value-type="float" office:value="1058.06451612903" calcext:value-type="float">
            <text:p>1058,064516129</text:p>
          </table:table-cell>
          <table:table-cell table:formula="of:=ROUND([.Y63])" office:value-type="float" office:value="1058" calcext:value-type="float">
            <text:p>1058</text:p>
          </table:table-cell>
          <table:table-cell table:formula="of:=SQRT(POWER([.W$20];2)+POWER([.Y63];2))" office:value-type="float" office:value="1059.7643701745" calcext:value-type="float">
            <text:p>1059,7643701745</text:p>
          </table:table-cell>
          <table:table-cell table:formula="of:=ROUND([.AA63])" office:value-type="float" office:value="1060" calcext:value-type="float">
            <text:p>1060</text:p>
          </table:table-cell>
          <table:table-cell table:formula="of:=ATAN([.W$20]/[.Y63])" office:value-type="float" office:value="0.0566466491372513" calcext:value-type="float">
            <text:p>0,0566466491</text:p>
          </table:table-cell>
          <table:table-cell table:formula="of:=ROUND([.AC63]*10000)" office:value-type="float" office:value="566" calcext:value-type="float">
            <text:p>566</text:p>
          </table:table-cell>
        </table:table-row>
        <table:table-row table:style-name="ro1">
          <table:table-cell table:number-columns-repeated="9"/>
          <table:table-cell table:formula="of:=[.J63]+1" office:value-type="float" office:value="51" calcext:value-type="float">
            <text:p>51</text:p>
          </table:table-cell>
          <table:table-cell table:formula="of:=[.K63]+([.$H$15]-[.$H$14])/([.$H$17]-1)" office:value-type="float" office:value="2046.03174603175" calcext:value-type="float">
            <text:p>2046,0317460318</text:p>
          </table:table-cell>
          <table:table-cell table:formula="of:=ROUND([.K64])" office:value-type="float" office:value="2046" calcext:value-type="float">
            <text:p>2046</text:p>
          </table:table-cell>
          <table:table-cell table:number-columns-repeated="4"/>
          <table:table-cell table:formula="of:=[.Q63]+1" office:value-type="float" office:value="51" calcext:value-type="float">
            <text:p>51</text:p>
          </table:table-cell>
          <table:table-cell table:formula="of:=[.R63]+[.$P$18]" office:value-type="float" office:value="1267.36111111111" calcext:value-type="float">
            <text:p>1267,3611111111</text:p>
          </table:table-cell>
          <table:table-cell table:formula="of:=ROUND([.R64])" office:value-type="float" office:value="1267" calcext:value-type="float">
            <text:p>1267</text:p>
          </table:table-cell>
          <table:table-cell table:number-columns-repeated="4"/>
          <table:table-cell table:formula="of:=[.X63]+1" office:value-type="float" office:value="50" calcext:value-type="float">
            <text:p>50</text:p>
          </table:table-cell>
          <table:table-cell table:formula="of:=[.Y63]-[.W$18]" office:value-type="float" office:value="987.096774193548" calcext:value-type="float">
            <text:p>987,0967741935</text:p>
          </table:table-cell>
          <table:table-cell table:formula="of:=ROUND([.Y64])" office:value-type="float" office:value="987" calcext:value-type="float">
            <text:p>987</text:p>
          </table:table-cell>
          <table:table-cell table:formula="of:=SQRT(POWER([.W$20];2)+POWER([.Y64];2))" office:value-type="float" office:value="988.918622346302" calcext:value-type="float">
            <text:p>988,9186223463</text:p>
          </table:table-cell>
          <table:table-cell table:formula="of:=ROUND([.AA64])" office:value-type="float" office:value="989" calcext:value-type="float">
            <text:p>989</text:p>
          </table:table-cell>
          <table:table-cell table:formula="of:=ATAN([.W$20]/[.Y64])" office:value-type="float" office:value="0.0607096186436072" calcext:value-type="float">
            <text:p>0,0607096186</text:p>
          </table:table-cell>
          <table:table-cell table:formula="of:=ROUND([.AC64]*10000)" office:value-type="float" office:value="607" calcext:value-type="float">
            <text:p>607</text:p>
          </table:table-cell>
        </table:table-row>
        <table:table-row table:style-name="ro1">
          <table:table-cell table:number-columns-repeated="9"/>
          <table:table-cell table:formula="of:=[.J64]+1" office:value-type="float" office:value="52" calcext:value-type="float">
            <text:p>52</text:p>
          </table:table-cell>
          <table:table-cell table:formula="of:=[.K64]+([.$H$15]-[.$H$14])/([.$H$17]-1)" office:value-type="float" office:value="2080.95238095238" calcext:value-type="float">
            <text:p>2080,9523809524</text:p>
          </table:table-cell>
          <table:table-cell table:formula="of:=ROUND([.K65])" office:value-type="float" office:value="2081" calcext:value-type="float">
            <text:p>2081</text:p>
          </table:table-cell>
          <table:table-cell table:number-columns-repeated="4"/>
          <table:table-cell table:formula="of:=[.Q64]+1" office:value-type="float" office:value="52" calcext:value-type="float">
            <text:p>52</text:p>
          </table:table-cell>
          <table:table-cell table:formula="of:=[.R64]+[.$P$18]" office:value-type="float" office:value="1336.80555555555" calcext:value-type="float">
            <text:p>1336,8055555556</text:p>
          </table:table-cell>
          <table:table-cell table:formula="of:=ROUND([.R65])" office:value-type="float" office:value="1337" calcext:value-type="float">
            <text:p>1337</text:p>
          </table:table-cell>
          <table:table-cell table:number-columns-repeated="4"/>
          <table:table-cell table:formula="of:=[.X64]+1" office:value-type="float" office:value="51" calcext:value-type="float">
            <text:p>51</text:p>
          </table:table-cell>
          <table:table-cell table:formula="of:=[.Y64]-[.W$18]" office:value-type="float" office:value="916.129032258064" calcext:value-type="float">
            <text:p>916,1290322581</text:p>
          </table:table-cell>
          <table:table-cell table:formula="of:=ROUND([.Y65])" office:value-type="float" office:value="916" calcext:value-type="float">
            <text:p>916</text:p>
          </table:table-cell>
          <table:table-cell table:formula="of:=SQRT(POWER([.W$20];2)+POWER([.Y65];2))" office:value-type="float" office:value="918.091718591393" calcext:value-type="float">
            <text:p>918,0917185914</text:p>
          </table:table-cell>
          <table:table-cell table:formula="of:=ROUND([.AA65])" office:value-type="float" office:value="918" calcext:value-type="float">
            <text:p>918</text:p>
          </table:table-cell>
          <table:table-cell table:formula="of:=ATAN([.W$20]/[.Y65])" office:value-type="float" office:value="0.0653995577542436" calcext:value-type="float">
            <text:p>0,0653995578</text:p>
          </table:table-cell>
          <table:table-cell table:formula="of:=ROUND([.AC65]*10000)" office:value-type="float" office:value="654" calcext:value-type="float">
            <text:p>654</text:p>
          </table:table-cell>
        </table:table-row>
        <table:table-row table:style-name="ro1">
          <table:table-cell table:number-columns-repeated="9"/>
          <table:table-cell table:formula="of:=[.J65]+1" office:value-type="float" office:value="53" calcext:value-type="float">
            <text:p>53</text:p>
          </table:table-cell>
          <table:table-cell table:formula="of:=[.K65]+([.$H$15]-[.$H$14])/([.$H$17]-1)" office:value-type="float" office:value="2115.87301587302" calcext:value-type="float">
            <text:p>2115,873015873</text:p>
          </table:table-cell>
          <table:table-cell table:formula="of:=ROUND([.K66])" office:value-type="float" office:value="2116" calcext:value-type="float">
            <text:p>2116</text:p>
          </table:table-cell>
          <table:table-cell table:number-columns-repeated="4"/>
          <table:table-cell table:formula="of:=[.Q65]+1" office:value-type="float" office:value="53" calcext:value-type="float">
            <text:p>53</text:p>
          </table:table-cell>
          <table:table-cell table:formula="of:=[.R65]+[.$P$18]" office:value-type="float" office:value="1406.25" calcext:value-type="float">
            <text:p>1406,25</text:p>
          </table:table-cell>
          <table:table-cell table:formula="of:=ROUND([.R66])" office:value-type="float" office:value="1406" calcext:value-type="float">
            <text:p>1406</text:p>
          </table:table-cell>
          <table:table-cell table:number-columns-repeated="4"/>
          <table:table-cell table:formula="of:=[.X65]+1" office:value-type="float" office:value="52" calcext:value-type="float">
            <text:p>52</text:p>
          </table:table-cell>
          <table:table-cell table:formula="of:=[.Y65]-[.W$18]" office:value-type="float" office:value="845.16129032258" calcext:value-type="float">
            <text:p>845,1612903226</text:p>
          </table:table-cell>
          <table:table-cell table:formula="of:=ROUND([.Y66])" office:value-type="float" office:value="845" calcext:value-type="float">
            <text:p>845</text:p>
          </table:table-cell>
          <table:table-cell table:formula="of:=SQRT(POWER([.W$20];2)+POWER([.Y66];2))" office:value-type="float" office:value="847.288384589172" calcext:value-type="float">
            <text:p>847,2883845892</text:p>
          </table:table-cell>
          <table:table-cell table:formula="of:=ROUND([.AA66])" office:value-type="float" office:value="847" calcext:value-type="float">
            <text:p>847</text:p>
          </table:table-cell>
          <table:table-cell table:formula="of:=ATAN([.W$20]/[.Y66])" office:value-type="float" office:value="0.0708734605809987" calcext:value-type="float">
            <text:p>0,0708734606</text:p>
          </table:table-cell>
          <table:table-cell table:formula="of:=ROUND([.AC66]*10000)" office:value-type="float" office:value="709" calcext:value-type="float">
            <text:p>709</text:p>
          </table:table-cell>
        </table:table-row>
        <table:table-row table:style-name="ro1">
          <table:table-cell table:number-columns-repeated="9"/>
          <table:table-cell table:formula="of:=[.J66]+1" office:value-type="float" office:value="54" calcext:value-type="float">
            <text:p>54</text:p>
          </table:table-cell>
          <table:table-cell table:formula="of:=[.K66]+([.$H$15]-[.$H$14])/([.$H$17]-1)" office:value-type="float" office:value="2150.79365079365" calcext:value-type="float">
            <text:p>2150,7936507937</text:p>
          </table:table-cell>
          <table:table-cell table:formula="of:=ROUND([.K67])" office:value-type="float" office:value="2151" calcext:value-type="float">
            <text:p>2151</text:p>
          </table:table-cell>
          <table:table-cell table:number-columns-repeated="4"/>
          <table:table-cell table:formula="of:=[.Q66]+1" office:value-type="float" office:value="54" calcext:value-type="float">
            <text:p>54</text:p>
          </table:table-cell>
          <table:table-cell table:formula="of:=[.R66]+[.$P$18]" office:value-type="float" office:value="1475.69444444444" calcext:value-type="float">
            <text:p>1475,6944444445</text:p>
          </table:table-cell>
          <table:table-cell table:formula="of:=ROUND([.R67])" office:value-type="float" office:value="1476" calcext:value-type="float">
            <text:p>1476</text:p>
          </table:table-cell>
          <table:table-cell table:number-columns-repeated="4"/>
          <table:table-cell table:formula="of:=[.X66]+1" office:value-type="float" office:value="53" calcext:value-type="float">
            <text:p>53</text:p>
          </table:table-cell>
          <table:table-cell table:formula="of:=[.Y66]-[.W$18]" office:value-type="float" office:value="774.193548387097" calcext:value-type="float">
            <text:p>774,1935483871</text:p>
          </table:table-cell>
          <table:table-cell table:formula="of:=ROUND([.Y67])" office:value-type="float" office:value="774" calcext:value-type="float">
            <text:p>774</text:p>
          </table:table-cell>
          <table:table-cell table:formula="of:=SQRT(POWER([.W$20];2)+POWER([.Y67];2))" office:value-type="float" office:value="776.5150676994" calcext:value-type="float">
            <text:p>776,5150676994</text:p>
          </table:table-cell>
          <table:table-cell table:formula="of:=ROUND([.AA67])" office:value-type="float" office:value="777" calcext:value-type="float">
            <text:p>777</text:p>
          </table:table-cell>
          <table:table-cell table:formula="of:=ATAN([.W$20]/[.Y67])" office:value-type="float" office:value="0.0773453953170144" calcext:value-type="float">
            <text:p>0,0773453953</text:p>
          </table:table-cell>
          <table:table-cell table:formula="of:=ROUND([.AC67]*10000)" office:value-type="float" office:value="773" calcext:value-type="float">
            <text:p>773</text:p>
          </table:table-cell>
        </table:table-row>
        <table:table-row table:style-name="ro1">
          <table:table-cell table:number-columns-repeated="9"/>
          <table:table-cell table:formula="of:=[.J67]+1" office:value-type="float" office:value="55" calcext:value-type="float">
            <text:p>55</text:p>
          </table:table-cell>
          <table:table-cell table:formula="of:=[.K67]+([.$H$15]-[.$H$14])/([.$H$17]-1)" office:value-type="float" office:value="2185.71428571429" calcext:value-type="float">
            <text:p>2185,7142857143</text:p>
          </table:table-cell>
          <table:table-cell table:formula="of:=ROUND([.K68])" office:value-type="float" office:value="2186" calcext:value-type="float">
            <text:p>2186</text:p>
          </table:table-cell>
          <table:table-cell table:number-columns-repeated="4"/>
          <table:table-cell table:formula="of:=[.Q67]+1" office:value-type="float" office:value="55" calcext:value-type="float">
            <text:p>55</text:p>
          </table:table-cell>
          <table:table-cell table:formula="of:=[.R67]+[.$P$18]" office:value-type="float" office:value="1545.13888888889" calcext:value-type="float">
            <text:p>1545,1388888889</text:p>
          </table:table-cell>
          <table:table-cell table:formula="of:=ROUND([.R68])" office:value-type="float" office:value="1545" calcext:value-type="float">
            <text:p>1545</text:p>
          </table:table-cell>
          <table:table-cell table:number-columns-repeated="4"/>
          <table:table-cell table:formula="of:=[.X67]+1" office:value-type="float" office:value="54" calcext:value-type="float">
            <text:p>54</text:p>
          </table:table-cell>
          <table:table-cell table:formula="of:=[.Y67]-[.W$18]" office:value-type="float" office:value="703.225806451613" calcext:value-type="float">
            <text:p>703,2258064516</text:p>
          </table:table-cell>
          <table:table-cell table:formula="of:=ROUND([.Y68])" office:value-type="float" office:value="703" calcext:value-type="float">
            <text:p>703</text:p>
          </table:table-cell>
          <table:table-cell table:formula="of:=SQRT(POWER([.W$20];2)+POWER([.Y68];2))" office:value-type="float" office:value="705.78079802409" calcext:value-type="float">
            <text:p>705,7807980241</text:p>
          </table:table-cell>
          <table:table-cell table:formula="of:=ROUND([.AA68])" office:value-type="float" office:value="706" calcext:value-type="float">
            <text:p>706</text:p>
          </table:table-cell>
          <table:table-cell table:formula="of:=ATAN([.W$20]/[.Y68])" office:value-type="float" office:value="0.0851149634786623" calcext:value-type="float">
            <text:p>0,0851149635</text:p>
          </table:table-cell>
          <table:table-cell table:formula="of:=ROUND([.AC68]*10000)" office:value-type="float" office:value="851" calcext:value-type="float">
            <text:p>851</text:p>
          </table:table-cell>
        </table:table-row>
        <table:table-row table:style-name="ro1">
          <table:table-cell table:number-columns-repeated="9"/>
          <table:table-cell table:formula="of:=[.J68]+1" office:value-type="float" office:value="56" calcext:value-type="float">
            <text:p>56</text:p>
          </table:table-cell>
          <table:table-cell table:formula="of:=[.K68]+([.$H$15]-[.$H$14])/([.$H$17]-1)" office:value-type="float" office:value="2220.63492063492" calcext:value-type="float">
            <text:p>2220,6349206349</text:p>
          </table:table-cell>
          <table:table-cell table:formula="of:=ROUND([.K69])" office:value-type="float" office:value="2221" calcext:value-type="float">
            <text:p>2221</text:p>
          </table:table-cell>
          <table:table-cell table:number-columns-repeated="4"/>
          <table:table-cell table:formula="of:=[.Q68]+1" office:value-type="float" office:value="56" calcext:value-type="float">
            <text:p>56</text:p>
          </table:table-cell>
          <table:table-cell table:formula="of:=[.R68]+[.$P$18]" office:value-type="float" office:value="1614.58333333333" calcext:value-type="float">
            <text:p>1614,5833333333</text:p>
          </table:table-cell>
          <table:table-cell table:formula="of:=ROUND([.R69])" office:value-type="float" office:value="1615" calcext:value-type="float">
            <text:p>1615</text:p>
          </table:table-cell>
          <table:table-cell table:number-columns-repeated="4"/>
          <table:table-cell table:formula="of:=[.X68]+1" office:value-type="float" office:value="55" calcext:value-type="float">
            <text:p>55</text:p>
          </table:table-cell>
          <table:table-cell table:formula="of:=[.Y68]-[.W$18]" office:value-type="float" office:value="632.258064516129" calcext:value-type="float">
            <text:p>632,2580645161</text:p>
          </table:table-cell>
          <table:table-cell table:formula="of:=ROUND([.Y69])" office:value-type="float" office:value="632" calcext:value-type="float">
            <text:p>632</text:p>
          </table:table-cell>
          <table:table-cell table:formula="of:=SQRT(POWER([.W$20];2)+POWER([.Y69];2))" office:value-type="float" office:value="635.098622377408" calcext:value-type="float">
            <text:p>635,0986223774</text:p>
          </table:table-cell>
          <table:table-cell table:formula="of:=ROUND([.AA69])" office:value-type="float" office:value="635" calcext:value-type="float">
            <text:p>635</text:p>
          </table:table-cell>
          <table:table-cell table:formula="of:=ATAN([.W$20]/[.Y69])" office:value-type="float" office:value="0.0946146168823468" calcext:value-type="float">
            <text:p>0,0946146169</text:p>
          </table:table-cell>
          <table:table-cell table:formula="of:=ROUND([.AC69]*10000)" office:value-type="float" office:value="946" calcext:value-type="float">
            <text:p>946</text:p>
          </table:table-cell>
        </table:table-row>
        <table:table-row table:style-name="ro1">
          <table:table-cell table:number-columns-repeated="9"/>
          <table:table-cell table:formula="of:=[.J69]+1" office:value-type="float" office:value="57" calcext:value-type="float">
            <text:p>57</text:p>
          </table:table-cell>
          <table:table-cell table:formula="of:=[.K69]+([.$H$15]-[.$H$14])/([.$H$17]-1)" office:value-type="float" office:value="2255.55555555555" calcext:value-type="float">
            <text:p>2255,5555555556</text:p>
          </table:table-cell>
          <table:table-cell table:formula="of:=ROUND([.K70])" office:value-type="float" office:value="2256" calcext:value-type="float">
            <text:p>2256</text:p>
          </table:table-cell>
          <table:table-cell table:number-columns-repeated="4"/>
          <table:table-cell table:formula="of:=[.Q69]+1" office:value-type="float" office:value="57" calcext:value-type="float">
            <text:p>57</text:p>
          </table:table-cell>
          <table:table-cell table:formula="of:=[.R69]+[.$P$18]" office:value-type="float" office:value="1684.02777777778" calcext:value-type="float">
            <text:p>1684,0277777778</text:p>
          </table:table-cell>
          <table:table-cell table:formula="of:=ROUND([.R70])" office:value-type="float" office:value="1684" calcext:value-type="float">
            <text:p>1684</text:p>
          </table:table-cell>
          <table:table-cell table:number-columns-repeated="4"/>
          <table:table-cell table:formula="of:=[.X69]+1" office:value-type="float" office:value="56" calcext:value-type="float">
            <text:p>56</text:p>
          </table:table-cell>
          <table:table-cell table:formula="of:=[.Y69]-[.W$18]" office:value-type="float" office:value="561.290322580645" calcext:value-type="float">
            <text:p>561,2903225806</text:p>
          </table:table-cell>
          <table:table-cell table:formula="of:=ROUND([.Y70])" office:value-type="float" office:value="561" calcext:value-type="float">
            <text:p>561</text:p>
          </table:table-cell>
          <table:table-cell table:formula="of:=SQRT(POWER([.W$20];2)+POWER([.Y70];2))" office:value-type="float" office:value="564.488109903729" calcext:value-type="float">
            <text:p>564,4881099037</text:p>
          </table:table-cell>
          <table:table-cell table:formula="of:=ROUND([.AA70])" office:value-type="float" office:value="564" calcext:value-type="float">
            <text:p>564</text:p>
          </table:table-cell>
          <table:table-cell table:formula="of:=ATAN([.W$20]/[.Y70])" office:value-type="float" office:value="0.106492156277473" calcext:value-type="float">
            <text:p>0,1064921563</text:p>
          </table:table-cell>
          <table:table-cell table:formula="of:=ROUND([.AC70]*10000)" office:value-type="float" office:value="1065" calcext:value-type="float">
            <text:p>1065</text:p>
          </table:table-cell>
        </table:table-row>
        <table:table-row table:style-name="ro1">
          <table:table-cell table:number-columns-repeated="9"/>
          <table:table-cell table:formula="of:=[.J70]+1" office:value-type="float" office:value="58" calcext:value-type="float">
            <text:p>58</text:p>
          </table:table-cell>
          <table:table-cell table:formula="of:=[.K70]+([.$H$15]-[.$H$14])/([.$H$17]-1)" office:value-type="float" office:value="2290.47619047619" calcext:value-type="float">
            <text:p>2290,4761904762</text:p>
          </table:table-cell>
          <table:table-cell table:formula="of:=ROUND([.K71])" office:value-type="float" office:value="2290" calcext:value-type="float">
            <text:p>2290</text:p>
          </table:table-cell>
          <table:table-cell table:number-columns-repeated="4"/>
          <table:table-cell table:formula="of:=[.Q70]+1" office:value-type="float" office:value="58" calcext:value-type="float">
            <text:p>58</text:p>
          </table:table-cell>
          <table:table-cell table:formula="of:=[.R70]+[.$P$18]" office:value-type="float" office:value="1753.47222222222" calcext:value-type="float">
            <text:p>1753,4722222222</text:p>
          </table:table-cell>
          <table:table-cell table:formula="of:=ROUND([.R71])" office:value-type="float" office:value="1753" calcext:value-type="float">
            <text:p>1753</text:p>
          </table:table-cell>
          <table:table-cell table:number-columns-repeated="4"/>
          <table:table-cell table:formula="of:=[.X70]+1" office:value-type="float" office:value="57" calcext:value-type="float">
            <text:p>57</text:p>
          </table:table-cell>
          <table:table-cell table:formula="of:=[.Y70]-[.W$18]" office:value-type="float" office:value="490.322580645161" calcext:value-type="float">
            <text:p>490,3225806452</text:p>
          </table:table-cell>
          <table:table-cell table:formula="of:=ROUND([.Y71])" office:value-type="float" office:value="490" calcext:value-type="float">
            <text:p>490</text:p>
          </table:table-cell>
          <table:table-cell table:formula="of:=SQRT(POWER([.W$20];2)+POWER([.Y71];2))" office:value-type="float" office:value="493.979992601452" calcext:value-type="float">
            <text:p>493,9799926015</text:p>
          </table:table-cell>
          <table:table-cell table:formula="of:=ROUND([.AA71])" office:value-type="float" office:value="494" calcext:value-type="float">
            <text:p>494</text:p>
          </table:table-cell>
          <table:table-cell table:formula="of:=ATAN([.W$20]/[.Y71])" office:value-type="float" office:value="0.121763067741286" calcext:value-type="float">
            <text:p>0,1217630677</text:p>
          </table:table-cell>
          <table:table-cell table:formula="of:=ROUND([.AC71]*10000)" office:value-type="float" office:value="1218" calcext:value-type="float">
            <text:p>1218</text:p>
          </table:table-cell>
        </table:table-row>
        <table:table-row table:style-name="ro1">
          <table:table-cell table:number-columns-repeated="9"/>
          <table:table-cell table:formula="of:=[.J71]+1" office:value-type="float" office:value="59" calcext:value-type="float">
            <text:p>59</text:p>
          </table:table-cell>
          <table:table-cell table:formula="of:=[.K71]+([.$H$15]-[.$H$14])/([.$H$17]-1)" office:value-type="float" office:value="2325.39682539682" calcext:value-type="float">
            <text:p>2325,3968253968</text:p>
          </table:table-cell>
          <table:table-cell table:formula="of:=ROUND([.K72])" office:value-type="float" office:value="2325" calcext:value-type="float">
            <text:p>2325</text:p>
          </table:table-cell>
          <table:table-cell table:number-columns-repeated="4"/>
          <table:table-cell table:formula="of:=[.Q71]+1" office:value-type="float" office:value="59" calcext:value-type="float">
            <text:p>59</text:p>
          </table:table-cell>
          <table:table-cell table:formula="of:=[.R71]+[.$P$18]" office:value-type="float" office:value="1822.91666666666" calcext:value-type="float">
            <text:p>1822,9166666667</text:p>
          </table:table-cell>
          <table:table-cell table:formula="of:=ROUND([.R72])" office:value-type="float" office:value="1823" calcext:value-type="float">
            <text:p>1823</text:p>
          </table:table-cell>
          <table:table-cell table:number-columns-repeated="4"/>
          <table:table-cell table:formula="of:=[.X71]+1" office:value-type="float" office:value="58" calcext:value-type="float">
            <text:p>58</text:p>
          </table:table-cell>
          <table:table-cell table:formula="of:=[.Y71]-[.W$18]" office:value-type="float" office:value="419.354838709677" calcext:value-type="float">
            <text:p>419,3548387097</text:p>
          </table:table-cell>
          <table:table-cell table:formula="of:=ROUND([.Y72])" office:value-type="float" office:value="419" calcext:value-type="float">
            <text:p>419</text:p>
          </table:table-cell>
          <table:table-cell table:formula="of:=SQRT(POWER([.W$20];2)+POWER([.Y72];2))" office:value-type="float" office:value="423.625401444743" calcext:value-type="float">
            <text:p>423,6254014447</text:p>
          </table:table-cell>
          <table:table-cell table:formula="of:=ROUND([.AA72])" office:value-type="float" office:value="424" calcext:value-type="float">
            <text:p>424</text:p>
          </table:table-cell>
          <table:table-cell table:formula="of:=ATAN([.W$20]/[.Y72])" office:value-type="float" office:value="0.142112432589203" calcext:value-type="float">
            <text:p>0,1421124326</text:p>
          </table:table-cell>
          <table:table-cell table:formula="of:=ROUND([.AC72]*10000)" office:value-type="float" office:value="1421" calcext:value-type="float">
            <text:p>1421</text:p>
          </table:table-cell>
        </table:table-row>
        <table:table-row table:style-name="ro1">
          <table:table-cell table:number-columns-repeated="9"/>
          <table:table-cell table:formula="of:=[.J72]+1" office:value-type="float" office:value="60" calcext:value-type="float">
            <text:p>60</text:p>
          </table:table-cell>
          <table:table-cell table:formula="of:=[.K72]+([.$H$15]-[.$H$14])/([.$H$17]-1)" office:value-type="float" office:value="2360.31746031746" calcext:value-type="float">
            <text:p>2360,3174603175</text:p>
          </table:table-cell>
          <table:table-cell table:formula="of:=ROUND([.K73])" office:value-type="float" office:value="2360" calcext:value-type="float">
            <text:p>2360</text:p>
          </table:table-cell>
          <table:table-cell table:number-columns-repeated="4"/>
          <table:table-cell table:formula="of:=[.Q72]+1" office:value-type="float" office:value="60" calcext:value-type="float">
            <text:p>60</text:p>
          </table:table-cell>
          <table:table-cell table:formula="of:=[.R72]+[.$P$18]" office:value-type="float" office:value="1892.36111111111" calcext:value-type="float">
            <text:p>1892,3611111111</text:p>
          </table:table-cell>
          <table:table-cell table:formula="of:=ROUND([.R73])" office:value-type="float" office:value="1892" calcext:value-type="float">
            <text:p>1892</text:p>
          </table:table-cell>
          <table:table-cell table:number-columns-repeated="4"/>
          <table:table-cell table:formula="of:=[.X72]+1" office:value-type="float" office:value="59" calcext:value-type="float">
            <text:p>59</text:p>
          </table:table-cell>
          <table:table-cell table:formula="of:=[.Y72]-[.W$18]" office:value-type="float" office:value="348.387096774193" calcext:value-type="float">
            <text:p>348,3870967742</text:p>
          </table:table-cell>
          <table:table-cell table:formula="of:=ROUND([.Y73])" office:value-type="float" office:value="348" calcext:value-type="float">
            <text:p>348</text:p>
          </table:table-cell>
          <table:table-cell table:formula="of:=SQRT(POWER([.W$20];2)+POWER([.Y73];2))" office:value-type="float" office:value="353.516009819571" calcext:value-type="float">
            <text:p>353,5160098196</text:p>
          </table:table-cell>
          <table:table-cell table:formula="of:=ROUND([.AA73])" office:value-type="float" office:value="354" calcext:value-type="float">
            <text:p>354</text:p>
          </table:table-cell>
          <table:table-cell table:formula="of:=ATAN([.W$20]/[.Y73])" office:value-type="float" office:value="0.170549164965802" calcext:value-type="float">
            <text:p>0,170549165</text:p>
          </table:table-cell>
          <table:table-cell table:formula="of:=ROUND([.AC73]*10000)" office:value-type="float" office:value="1705" calcext:value-type="float">
            <text:p>1705</text:p>
          </table:table-cell>
        </table:table-row>
        <table:table-row table:style-name="ro1">
          <table:table-cell table:number-columns-repeated="9"/>
          <table:table-cell table:formula="of:=[.J73]+1" office:value-type="float" office:value="61" calcext:value-type="float">
            <text:p>61</text:p>
          </table:table-cell>
          <table:table-cell table:formula="of:=[.K73]+([.$H$15]-[.$H$14])/([.$H$17]-1)" office:value-type="float" office:value="2395.23809523809" calcext:value-type="float">
            <text:p>2395,2380952381</text:p>
          </table:table-cell>
          <table:table-cell table:formula="of:=ROUND([.K74])" office:value-type="float" office:value="2395" calcext:value-type="float">
            <text:p>2395</text:p>
          </table:table-cell>
          <table:table-cell table:number-columns-repeated="4"/>
          <table:table-cell table:formula="of:=[.Q73]+1" office:value-type="float" office:value="61" calcext:value-type="float">
            <text:p>61</text:p>
          </table:table-cell>
          <table:table-cell table:formula="of:=[.R73]+[.$P$18]" office:value-type="float" office:value="1961.80555555555" calcext:value-type="float">
            <text:p>1961,8055555556</text:p>
          </table:table-cell>
          <table:table-cell table:formula="of:=ROUND([.R74])" office:value-type="float" office:value="1962" calcext:value-type="float">
            <text:p>1962</text:p>
          </table:table-cell>
          <table:table-cell table:number-columns-repeated="4"/>
          <table:table-cell table:formula="of:=[.X73]+1" office:value-type="float" office:value="60" calcext:value-type="float">
            <text:p>60</text:p>
          </table:table-cell>
          <table:table-cell table:formula="of:=[.Y73]-[.W$18]" office:value-type="float" office:value="277.419354838709" calcext:value-type="float">
            <text:p>277,4193548387</text:p>
          </table:table-cell>
          <table:table-cell table:formula="of:=ROUND([.Y74])" office:value-type="float" office:value="277" calcext:value-type="float">
            <text:p>277</text:p>
          </table:table-cell>
          <table:table-cell table:formula="of:=SQRT(POWER([.W$20];2)+POWER([.Y74];2))" office:value-type="float" office:value="283.833575249874" calcext:value-type="float">
            <text:p>283,8335752499</text:p>
          </table:table-cell>
          <table:table-cell table:formula="of:=ROUND([.AA74])" office:value-type="float" office:value="284" calcext:value-type="float">
            <text:p>284</text:p>
          </table:table-cell>
          <table:table-cell table:formula="of:=ATAN([.W$20]/[.Y74])" office:value-type="float" office:value="0.212998395214008" calcext:value-type="float">
            <text:p>0,2129983952</text:p>
          </table:table-cell>
          <table:table-cell table:formula="of:=ROUND([.AC74]*10000)" office:value-type="float" office:value="2130" calcext:value-type="float">
            <text:p>2130</text:p>
          </table:table-cell>
        </table:table-row>
        <table:table-row table:style-name="ro1">
          <table:table-cell table:number-columns-repeated="9"/>
          <table:table-cell table:formula="of:=[.J74]+1" office:value-type="float" office:value="62" calcext:value-type="float">
            <text:p>62</text:p>
          </table:table-cell>
          <table:table-cell table:formula="of:=[.K74]+([.$H$15]-[.$H$14])/([.$H$17]-1)" office:value-type="float" office:value="2430.15873015873" calcext:value-type="float">
            <text:p>2430,1587301587</text:p>
          </table:table-cell>
          <table:table-cell table:formula="of:=ROUND([.K75])" office:value-type="float" office:value="2430" calcext:value-type="float">
            <text:p>2430</text:p>
          </table:table-cell>
          <table:table-cell table:number-columns-repeated="4"/>
          <table:table-cell table:formula="of:=[.Q74]+1" office:value-type="float" office:value="62" calcext:value-type="float">
            <text:p>62</text:p>
          </table:table-cell>
          <table:table-cell table:formula="of:=[.R74]+[.$P$18]" office:value-type="float" office:value="2031.25" calcext:value-type="float">
            <text:p>2031,25</text:p>
          </table:table-cell>
          <table:table-cell table:formula="of:=ROUND([.R75])" office:value-type="float" office:value="2031" calcext:value-type="float">
            <text:p>2031</text:p>
          </table:table-cell>
          <table:table-cell table:number-columns-repeated="4"/>
          <table:table-cell table:formula="of:=[.X74]+1" office:value-type="float" office:value="61" calcext:value-type="float">
            <text:p>61</text:p>
          </table:table-cell>
          <table:table-cell table:formula="of:=[.Y74]-[.W$18]" office:value-type="float" office:value="206.451612903225" calcext:value-type="float">
            <text:p>206,4516129032</text:p>
          </table:table-cell>
          <table:table-cell table:formula="of:=ROUND([.Y75])" office:value-type="float" office:value="206" calcext:value-type="float">
            <text:p>206</text:p>
          </table:table-cell>
          <table:table-cell table:formula="of:=SQRT(POWER([.W$20];2)+POWER([.Y75];2))" office:value-type="float" office:value="214.993647511603" calcext:value-type="float">
            <text:p>214,9936475116</text:p>
          </table:table-cell>
          <table:table-cell table:formula="of:=ROUND([.AA75])" office:value-type="float" office:value="215" calcext:value-type="float">
            <text:p>215</text:p>
          </table:table-cell>
          <table:table-cell table:formula="of:=ATAN([.W$20]/[.Y75])" office:value-type="float" office:value="0.282833840628203" calcext:value-type="float">
            <text:p>0,2828338406</text:p>
          </table:table-cell>
          <table:table-cell table:formula="of:=ROUND([.AC75]*10000)" office:value-type="float" office:value="2828" calcext:value-type="float">
            <text:p>2828</text:p>
          </table:table-cell>
        </table:table-row>
        <table:table-row table:style-name="ro1">
          <table:table-cell table:number-columns-repeated="9"/>
          <table:table-cell table:formula="of:=[.J75]+1" office:value-type="float" office:value="63" calcext:value-type="float">
            <text:p>63</text:p>
          </table:table-cell>
          <table:table-cell table:formula="of:=[.K75]+([.$H$15]-[.$H$14])/([.$H$17]-1)" office:value-type="float" office:value="2465.07936507936" calcext:value-type="float">
            <text:p>2465,0793650794</text:p>
          </table:table-cell>
          <table:table-cell table:formula="of:=ROUND([.K76])" office:value-type="float" office:value="2465" calcext:value-type="float">
            <text:p>2465</text:p>
          </table:table-cell>
          <table:table-cell table:number-columns-repeated="4"/>
          <table:table-cell table:formula="of:=[.Q75]+1" office:value-type="float" office:value="63" calcext:value-type="float">
            <text:p>63</text:p>
          </table:table-cell>
          <table:table-cell table:formula="of:=[.R75]+[.$P$18]" office:value-type="float" office:value="2100.69444444444" calcext:value-type="float">
            <text:p>2100,6944444445</text:p>
          </table:table-cell>
          <table:table-cell table:formula="of:=ROUND([.R76])" office:value-type="float" office:value="2101" calcext:value-type="float">
            <text:p>2101</text:p>
          </table:table-cell>
          <table:table-cell table:number-columns-repeated="4"/>
          <table:table-cell table:formula="of:=[.X75]+1" office:value-type="float" office:value="62" calcext:value-type="float">
            <text:p>62</text:p>
          </table:table-cell>
          <table:table-cell table:formula="of:=[.Y75]-[.W$18]" office:value-type="float" office:value="135.483870967742" calcext:value-type="float">
            <text:p>135,4838709677</text:p>
          </table:table-cell>
          <table:table-cell table:formula="of:=ROUND([.Y76])" office:value-type="float" office:value="135" calcext:value-type="float">
            <text:p>135</text:p>
          </table:table-cell>
          <table:table-cell table:formula="of:=SQRT(POWER([.W$20];2)+POWER([.Y76];2))" office:value-type="float" office:value="148.175164222631" calcext:value-type="float">
            <text:p>148,1751642226</text:p>
          </table:table-cell>
          <table:table-cell table:formula="of:=ROUND([.AA76])" office:value-type="float" office:value="148" calcext:value-type="float">
            <text:p>148</text:p>
          </table:table-cell>
          <table:table-cell table:formula="of:=ATAN([.W$20]/[.Y76])" office:value-type="float" office:value="0.416898070409895" calcext:value-type="float">
            <text:p>0,4168980704</text:p>
          </table:table-cell>
          <table:table-cell table:formula="of:=ROUND([.AC76]*10000)" office:value-type="float" office:value="4169" calcext:value-type="float">
            <text:p>4169</text:p>
          </table:table-cell>
        </table:table-row>
        <table:table-row table:style-name="ro1">
          <table:table-cell table:number-columns-repeated="9"/>
          <table:table-cell table:formula="of:=[.J76]+1" office:value-type="float" office:value="64" calcext:value-type="float">
            <text:p>64</text:p>
          </table:table-cell>
          <table:table-cell table:formula="of:=[.K76]+([.$H$15]-[.$H$14])/([.$H$17]-1)" office:value-type="float" office:value="2500" calcext:value-type="float">
            <text:p>2500</text:p>
          </table:table-cell>
          <table:table-cell table:formula="of:=ROUND([.K77])" office:value-type="float" office:value="2500" calcext:value-type="float">
            <text:p>2500</text:p>
          </table:table-cell>
          <table:table-cell table:number-columns-repeated="4"/>
          <table:table-cell table:formula="of:=[.Q76]+1" office:value-type="float" office:value="64" calcext:value-type="float">
            <text:p>64</text:p>
          </table:table-cell>
          <table:table-cell table:formula="of:=[.R76]+[.$P$18]" office:value-type="float" office:value="2170.13888888889" calcext:value-type="float">
            <text:p>2170,1388888889</text:p>
          </table:table-cell>
          <table:table-cell table:formula="of:=ROUND([.R77])" office:value-type="float" office:value="2170" calcext:value-type="float">
            <text:p>2170</text:p>
          </table:table-cell>
          <table:table-cell table:number-columns-repeated="4"/>
          <table:table-cell table:formula="of:=[.X76]+1" office:value-type="float" office:value="63" calcext:value-type="float">
            <text:p>63</text:p>
          </table:table-cell>
          <table:table-cell table:formula="of:=[.Y76]-[.W$18]" office:value-type="float" office:value="64.5161290322577" calcext:value-type="float">
            <text:p>64,5161290323</text:p>
          </table:table-cell>
          <table:table-cell table:formula="of:=ROUND([.Y77])" office:value-type="float" office:value="65" calcext:value-type="float">
            <text:p>65</text:p>
          </table:table-cell>
          <table:table-cell table:formula="of:=SQRT(POWER([.W$20];2)+POWER([.Y77];2))" office:value-type="float" office:value="88.1040913085591" calcext:value-type="float">
            <text:p>88,1040913086</text:p>
          </table:table-cell>
          <table:table-cell table:formula="of:=ROUND([.AA77])" office:value-type="float" office:value="88" calcext:value-type="float">
            <text:p>88</text:p>
          </table:table-cell>
          <table:table-cell table:formula="of:=ATAN([.W$20]/[.Y77])" office:value-type="float" office:value="0.74914462460602" calcext:value-type="float">
            <text:p>0,7491446246</text:p>
          </table:table-cell>
          <table:table-cell table:formula="of:=ROUND([.AC77]*10000)" office:value-type="float" office:value="7491" calcext:value-type="float">
            <text:p>7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00-00-00</text:date>, <text:time style:data-style-name="N2" text:time-value="22:41:41.763342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</meta:initial-creator>
    <meta:creation-date>2017-01-08T17:13:49.954101257</meta:creation-date>
    <dc:date>2019-08-03T11:27:41.236887692</dc:date>
    <meta:editing-duration>PT19H3M4S</meta:editing-duration>
    <meta:editing-cycles>10</meta:editing-cycles>
    <meta:generator>LibreOffice/5.1.6.2$Linux_X86_64 LibreOffice_project/10m0$Build-2</meta:generator>
    <meta:document-statistic meta:table-count="1" meta:cell-count="880" meta:object-count="0"/>
  </office:meta>
</office:document-meta>
</file>